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5f45ed3"/>
    </style:style>
    <style:style style:name="P2" style:family="paragraph" style:parent-style-name="Standard">
      <style:text-properties fo:color="#000000" officeooo:rsid="001447a3" officeooo:paragraph-rsid="008e4039"/>
    </style:style>
    <style:style style:name="P3" style:family="paragraph" style:parent-style-name="Standard">
      <style:text-properties fo:color="#000000" officeooo:rsid="001447a3" officeooo:paragraph-rsid="0653f18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normal" officeooo:rsid="0652c995" officeooo:paragraph-rsid="0652c995" style:font-size-asian="16pt" style:font-style-asian="normal" style:font-weight-asian="normal" style:font-size-complex="8pt" style:font-weight-complex="normal" style:text-emphasize="none"/>
    </style:style>
    <style:style style:name="P5" style:family="paragraph" style:parent-style-name="Standard">
      <style:text-properties fo:font-variant="normal" fo:text-transform="none" fo:color="#800000" fo:letter-spacing="normal" officeooo:rsid="05bfb467" officeooo:paragraph-rsid="0652c995" style:font-name-asian="arial" style:font-size-asian="9pt" style:font-style-asian="normal" style:font-weight-asian="normal" loext:padding="0cm" loext:border="none"/>
    </style:style>
    <style:style style:name="P6" style:family="paragraph" style:parent-style-name="Standard">
      <style:text-properties fo:font-variant="normal" fo:text-transform="none" fo:color="#800000" fo:letter-spacing="normal" officeooo:rsid="05bfb467" officeooo:paragraph-rsid="0653f18e" style:font-name-asian="arial" style:font-size-asian="9pt" style:font-style-asian="normal" style:font-weight-asian="normal" loext:padding="0cm" loext:border="none"/>
    </style:style>
    <style:style style:name="P7" style:family="paragraph" style:parent-style-name="Standard">
      <style:text-properties fo:font-variant="normal" fo:text-transform="none" fo:color="#000000" fo:letter-spacing="normal" officeooo:rsid="001447a3" officeooo:paragraph-rsid="0652c995" style:font-name-asian="arial" style:font-size-asian="9pt" style:font-style-asian="normal" style:font-weight-asian="normal" loext:padding="0cm" loext:border="none"/>
    </style:style>
    <style:style style:name="P8" style:family="paragraph" style:parent-style-name="Standard">
      <style:text-properties fo:font-variant="normal" fo:text-transform="none" fo:color="#000000" fo:letter-spacing="normal" officeooo:rsid="001447a3" officeooo:paragraph-rsid="0653f18e" style:font-name-asian="arial" style:font-size-asian="9pt" style:font-style-asian="normal" style:font-weight-asian="normal" loext:padding="0cm" loext:border="none"/>
    </style:style>
    <style:style style:name="P9" style:family="paragraph" style:parent-style-name="Standard">
      <style:text-properties fo:font-variant="normal" fo:text-transform="none" fo:color="#000000" fo:letter-spacing="normal" officeooo:rsid="001447a3" officeooo:paragraph-rsid="066aa946" style:font-name-asian="arial" style:font-size-asian="9pt" style:font-style-asian="normal" style:font-weight-asian="normal" loext:padding="0cm" loext:border="none"/>
    </style:style>
    <style:style style:name="P10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officeooo:paragraph-rsid="0653f18e" style:font-name-asian="arial" style:font-size-asian="9pt" style:font-style-asian="normal" style:font-weight-asian="normal" style:font-size-complex="9pt" style:text-emphasize="none" loext:padding="0cm" loext:border="none"/>
    </style:style>
    <style:style style:name="P11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officeooo:paragraph-rsid="0653f18e" style:font-name-asian="arial" style:font-size-asian="9pt" style:font-style-asian="normal" style:font-weight-asian="normal" style:font-size-complex="9pt" style:text-emphasize="none" loext:padding="0cm" loext:border="none"/>
    </style:style>
    <style:style style:name="P12" style:family="paragraph" style:parent-style-name="Standard">
      <style:text-properties officeooo:paragraph-rsid="0653f18e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4c8897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officeooo:paragraph-rsid="06510c1b" style:font-name-asian="arial" style:font-size-asian="9pt" style:font-style-asian="normal" style:font-weight-asian="normal" style:font-size-complex="9pt" style:text-emphasize="none"/>
    </style:style>
    <style:style style:name="P17" style:family="paragraph" style:parent-style-name="Preformatted_20_Text">
      <style:text-properties fo:font-variant="normal" fo:text-transform="none" fo:color="#8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officeooo:paragraph-rsid="0652c995" style:font-name-asian="arial" style:font-size-asian="9pt" style:font-style-asian="normal" style:font-weight-asian="normal" style:font-size-complex="9pt" style:text-emphasize="none"/>
    </style:style>
    <style:style style:name="P18" style:family="paragraph" style:parent-style-name="Preformatted_20_Text">
      <style:text-properties fo:color="#000000" officeooo:rsid="001447a3" officeooo:paragraph-rsid="00155c34"/>
    </style:style>
    <style:style style:name="P19" style:family="paragraph" style:parent-style-name="Preformatted_20_Text">
      <style:text-properties fo:color="#000000" officeooo:rsid="001447a3" officeooo:paragraph-rsid="017bf162"/>
    </style:style>
    <style:style style:name="P20" style:family="paragraph" style:parent-style-name="Preformatted_20_Text">
      <style:text-properties fo:color="#000000" officeooo:rsid="001447a3" officeooo:paragraph-rsid="018422ac"/>
    </style:style>
    <style:style style:name="P21" style:family="paragraph" style:parent-style-name="Preformatted_20_Text">
      <style:text-properties fo:color="#000000" officeooo:rsid="001447a3" officeooo:paragraph-rsid="01835de1"/>
    </style:style>
    <style:style style:name="P22" style:family="paragraph" style:parent-style-name="Preformatted_20_Text">
      <style:text-properties fo:color="#000000" officeooo:rsid="001447a3" officeooo:paragraph-rsid="01a456fa"/>
    </style:style>
    <style:style style:name="P23" style:family="paragraph" style:parent-style-name="Preformatted_20_Text">
      <style:text-properties fo:color="#000000" officeooo:rsid="001447a3" officeooo:paragraph-rsid="01d43ebc"/>
    </style:style>
    <style:style style:name="P24" style:family="paragraph" style:parent-style-name="Preformatted_20_Text">
      <style:text-properties fo:color="#000000" officeooo:rsid="001447a3" officeooo:paragraph-rsid="00423e0f"/>
    </style:style>
    <style:style style:name="P25" style:family="paragraph" style:parent-style-name="Preformatted_20_Text">
      <style:text-properties fo:color="#000000" officeooo:rsid="001447a3" officeooo:paragraph-rsid="00549b3a"/>
    </style:style>
    <style:style style:name="P26" style:family="paragraph" style:parent-style-name="Preformatted_20_Text">
      <style:text-properties fo:color="#000000" officeooo:rsid="001447a3" officeooo:paragraph-rsid="00566f22"/>
    </style:style>
    <style:style style:name="P27" style:family="paragraph" style:parent-style-name="Preformatted_20_Text">
      <style:text-properties fo:color="#000000" officeooo:rsid="001447a3" officeooo:paragraph-rsid="046ba193"/>
    </style:style>
    <style:style style:name="P28" style:family="paragraph" style:parent-style-name="Preformatted_20_Text">
      <style:text-properties fo:color="#000000" officeooo:rsid="001447a3" officeooo:paragraph-rsid="03948af0"/>
    </style:style>
    <style:style style:name="P29" style:family="paragraph" style:parent-style-name="Preformatted_20_Text">
      <style:text-properties fo:color="#000000" officeooo:rsid="001447a3" officeooo:paragraph-rsid="064c8897"/>
    </style:style>
    <style:style style:name="P30" style:family="paragraph" style:parent-style-name="Preformatted_20_Text">
      <style:text-properties fo:color="#000000" officeooo:rsid="001447a3" officeooo:paragraph-rsid="06510c1b"/>
    </style:style>
    <style:style style:name="P31" style:family="paragraph" style:parent-style-name="Preformatted_20_Text">
      <style:text-properties fo:color="#000000" officeooo:rsid="001447a3" officeooo:paragraph-rsid="05fc7f8c"/>
    </style:style>
    <style:style style:name="P32" style:family="paragraph" style:parent-style-name="Preformatted_20_Text">
      <style:text-properties fo:color="#000000" officeooo:rsid="001447a3" officeooo:paragraph-rsid="0652c995"/>
    </style:style>
    <style:style style:name="P33" style:family="paragraph" style:parent-style-name="Preformatted_20_Text">
      <style:text-properties fo:color="#000000" officeooo:rsid="001447a3" officeooo:paragraph-rsid="0653f18e"/>
    </style:style>
    <style:style style:name="P34" style:family="paragraph" style:parent-style-name="Preformatted_20_Text">
      <style:text-properties fo:color="#000000" officeooo:rsid="001447a3" officeooo:paragraph-rsid="0668277d"/>
    </style:style>
    <style:style style:name="P35" style:family="paragraph" style:parent-style-name="Preformatted_20_Text">
      <style:text-properties fo:color="#000000" officeooo:paragraph-rsid="05f45ed3"/>
    </style:style>
    <style:style style:name="P36" style:family="paragraph" style:parent-style-name="Preformatted_20_Text">
      <style:text-properties fo:color="#000000" officeooo:paragraph-rsid="060a0319"/>
    </style:style>
    <style:style style:name="P37" style:family="paragraph" style:parent-style-name="Preformatted_20_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paragraph-rsid="062c2908" style:font-size-asian="11pt" style:font-style-asian="normal" style:font-weight-asian="normal" style:text-emphasize="none"/>
    </style:style>
    <style:style style:name="P38" style:family="paragraph" style:parent-style-name="Preformatted_20_Text"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normal" officeooo:rsid="0652c995" officeooo:paragraph-rsid="0652c995" style:font-size-asian="16pt" style:font-style-asian="normal" style:font-weight-asian="normal" style:font-size-complex="8pt" style:font-weight-complex="normal" style:text-emphasize="none"/>
    </style:style>
    <style:style style:name="P39" style:family="paragraph" style:parent-style-name="Preformatted_20_Text">
      <style:text-properties fo:color="#000000" fo:font-size="9pt" officeooo:rsid="001447a3" officeooo:paragraph-rsid="064c8897" style:font-size-asian="9pt" style:font-size-complex="9pt"/>
    </style:style>
    <style:style style:name="P40" style:family="paragraph" style:parent-style-name="Preformatted_20_Text">
      <style:text-properties fo:color="#000000" fo:font-size="9pt" officeooo:rsid="001447a3" officeooo:paragraph-rsid="0668277d" style:font-size-asian="9pt" style:font-size-complex="9pt"/>
    </style:style>
    <style:style style:name="P41" style:family="paragraph" style:parent-style-name="Preformatted_20_Text">
      <style:text-properties fo:color="#000000" officeooo:rsid="001447a3" officeooo:paragraph-rsid="064c8897" style:font-size-asian="9pt"/>
    </style:style>
    <style:style style:name="P42" style:family="paragraph" style:parent-style-name="Preformatted_20_Text">
      <style:text-properties fo:color="#000000" officeooo:rsid="001447a3" officeooo:paragraph-rsid="0668277d" style:font-size-asian="9pt"/>
    </style:style>
    <style:style style:name="P43" style:family="paragraph" style:parent-style-name="Preformatted_20_Text">
      <style:text-properties fo:color="#000000" officeooo:paragraph-rsid="05fc7f8c"/>
    </style:style>
    <style:style style:name="P44" style:family="paragraph" style:parent-style-name="Preformatted_20_Text">
      <style:text-properties fo:color="#000000" officeooo:paragraph-rsid="06510c1b"/>
    </style:style>
    <style:style style:name="P45" style:family="paragraph" style:parent-style-name="Preformatted_20_Text">
      <style:text-properties fo:color="#000000" officeooo:paragraph-rsid="0652c995"/>
    </style:style>
    <style:style style:name="P46" style:family="paragraph" style:parent-style-name="Preformatted_20_Text">
      <style:text-properties fo:color="#000000" fo:font-size="8pt" fo:font-weight="normal" officeooo:rsid="001447a3" officeooo:paragraph-rsid="0652c995" style:font-size-asian="8pt" style:font-weight-asian="normal" style:font-size-complex="8pt" style:font-weight-complex="normal"/>
    </style:style>
    <style:style style:name="P47" style:family="paragraph" style:parent-style-name="Preformatted_20_Text">
      <style:text-properties fo:color="#000000" officeooo:paragraph-rsid="0653f18e"/>
    </style:style>
    <style:style style:name="P48" style:family="paragraph" style:parent-style-name="Preformatted_20_Text">
      <style:text-properties fo:font-size="9pt" officeooo:paragraph-rsid="05d013fa" style:font-size-asian="9pt" style:font-size-complex="9pt"/>
    </style:style>
    <style:style style:name="P49" style:family="paragraph" style:parent-style-name="Preformatted_20_Text">
      <style:text-properties fo:font-size="9pt" officeooo:paragraph-rsid="00155c34" style:font-size-asian="9pt" style:font-size-complex="9pt"/>
    </style:style>
    <style:style style:name="P50" style:family="paragraph" style:parent-style-name="Preformatted_20_Text">
      <style:text-properties fo:font-size="9pt" officeooo:paragraph-rsid="00278f20" style:font-size-asian="9pt" style:font-size-complex="9pt"/>
    </style:style>
    <style:style style:name="P51" style:family="paragraph" style:parent-style-name="Preformatted_20_Text">
      <style:text-properties fo:font-size="9pt" officeooo:paragraph-rsid="0353d333" style:font-size-asian="9pt" style:font-size-complex="9pt"/>
    </style:style>
    <style:style style:name="P52" style:family="paragraph" style:parent-style-name="Preformatted_20_Text">
      <style:text-properties fo:font-size="9pt" officeooo:paragraph-rsid="03554925" style:font-size-asian="9pt" style:font-size-complex="9pt"/>
    </style:style>
    <style:style style:name="P53" style:family="paragraph" style:parent-style-name="Preformatted_20_Text">
      <style:text-properties fo:font-size="9pt" officeooo:paragraph-rsid="03565ee5" style:font-size-asian="9pt" style:font-size-complex="9pt"/>
    </style:style>
    <style:style style:name="P54" style:family="paragraph" style:parent-style-name="Preformatted_20_Text">
      <style:text-properties fo:font-size="9pt" officeooo:paragraph-rsid="052a7404" style:font-size-asian="9pt" style:font-size-complex="9pt"/>
    </style:style>
    <style:style style:name="P55" style:family="paragraph" style:parent-style-name="Preformatted_20_Text">
      <style:text-properties fo:font-size="9pt" officeooo:paragraph-rsid="018422ac" style:font-size-asian="9pt" style:font-size-complex="9pt"/>
    </style:style>
    <style:style style:name="P56" style:family="paragraph" style:parent-style-name="Preformatted_20_Text">
      <style:text-properties fo:font-size="9pt" officeooo:paragraph-rsid="064c8897" style:font-size-asian="9pt" style:font-size-complex="9pt"/>
    </style:style>
    <style:style style:name="P57" style:family="paragraph" style:parent-style-name="Preformatted_20_Text">
      <style:text-properties fo:font-size="9pt" officeooo:paragraph-rsid="0652c995" style:font-size-asian="9pt" style:font-size-complex="9pt"/>
    </style:style>
    <style:style style:name="P58" style:family="paragraph" style:parent-style-name="Preformatted_20_Text">
      <style:text-properties fo:font-size="9pt" officeooo:paragraph-rsid="0653f18e" style:font-size-asian="9pt" style:font-size-complex="9pt"/>
    </style:style>
    <style:style style:name="P59" style:family="paragraph" style:parent-style-name="Preformatted_20_Text">
      <style:text-properties fo:font-size="9pt" officeooo:paragraph-rsid="0665a126" style:font-size-asian="9pt" style:font-size-complex="9pt"/>
    </style:style>
    <style:style style:name="P60" style:family="paragraph" style:parent-style-name="Preformatted_20_Text">
      <style:text-properties fo:font-size="9pt" officeooo:paragraph-rsid="0668277d" style:font-size-asian="9pt" style:font-size-complex="9pt"/>
    </style:style>
    <style:style style:name="P61" style:family="paragraph" style:parent-style-name="Preformatted_20_Text">
      <style:text-properties fo:font-size="9pt" fo:font-weight="normal" officeooo:paragraph-rsid="06510c1b" style:font-size-asian="9pt" style:font-weight-asian="normal" style:font-size-complex="9pt" style:font-weight-complex="normal"/>
    </style:style>
    <style:style style:name="P62" style:family="paragraph" style:parent-style-name="Preformatted_20_Text">
      <style:text-properties fo:font-size="9pt" fo:font-weight="normal" officeooo:paragraph-rsid="0652c995" style:font-size-asian="9pt" style:font-weight-asian="normal" style:font-size-complex="9pt" style:font-weight-complex="normal"/>
    </style:style>
    <style:style style:name="P63" style:family="paragraph" style:parent-style-name="Preformatted_20_Text">
      <style:text-properties fo:font-size="9pt" fo:font-weight="normal" officeooo:paragraph-rsid="0653f18e" style:font-size-asian="9pt" style:font-weight-asian="normal" style:font-size-complex="9pt" style:font-weight-complex="normal"/>
    </style:style>
    <style:style style:name="P64" style:family="paragraph" style:parent-style-name="Preformatted_20_Text">
      <style:text-properties fo:color="#800000" officeooo:rsid="001447a3" officeooo:paragraph-rsid="064fb893"/>
    </style:style>
    <style:style style:name="P65" style:family="paragraph" style:parent-style-name="Preformatted_20_Text">
      <style:text-properties fo:color="#800000" officeooo:rsid="001447a3" officeooo:paragraph-rsid="06510c1b"/>
    </style:style>
    <style:style style:name="P66" style:family="paragraph" style:parent-style-name="Preformatted_20_Text">
      <style:text-properties fo:color="#800000" officeooo:rsid="001447a3" officeooo:paragraph-rsid="0652c995"/>
    </style:style>
    <style:style style:name="P67" style:family="paragraph" style:parent-style-name="Preformatted_20_Text">
      <style:text-properties fo:color="#800000" officeooo:rsid="001447a3" officeooo:paragraph-rsid="0653f18e"/>
    </style:style>
    <style:style style:name="P68" style:family="paragraph" style:parent-style-name="Preformatted_20_Text">
      <style:text-properties officeooo:paragraph-rsid="06510c1b"/>
    </style:style>
    <style:style style:name="P69" style:family="paragraph" style:parent-style-name="Preformatted_20_Text">
      <style:text-properties officeooo:paragraph-rsid="0652c995"/>
    </style:style>
    <style:style style:name="P70" style:family="paragraph" style:parent-style-name="Preformatted_20_Text">
      <style:text-properties fo:font-size="8pt" fo:font-weight="normal" officeooo:paragraph-rsid="0652c995" style:font-size-asian="8pt" style:font-weight-asian="normal" style:font-size-complex="8pt" style:font-weight-complex="normal"/>
    </style:style>
    <style:style style:name="P71" style:family="paragraph" style:parent-style-name="Preformatted_20_Text">
      <style:text-properties officeooo:paragraph-rsid="0653f18e"/>
    </style:style>
    <style:style style:name="P72" style:family="paragraph" style:parent-style-name="Preformatted_20_Text">
      <style:text-properties officeooo:paragraph-rsid="065e113f"/>
    </style:style>
    <style:style style:name="P73" style:family="paragraph" style:parent-style-name="Preformatted_20_Text">
      <style:text-properties officeooo:paragraph-rsid="065f2186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color="#8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font-size-complex="9pt" style:text-emphasize="none" loext:padding="0cm" loext:border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140777e" style:font-name-asian="arial" style:font-style-asian="normal" style:font-weight-asian="normal" style:text-emphasize="none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font-size-complex="9pt" style:text-emphasize="none" loext:padding="0cm" loext:border="none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653f18e" style:font-name-asian="arial" style:font-size-asian="9pt" style:font-style-asian="normal" style:font-weight-asian="normal" style:font-size-complex="9pt" style:text-emphasize="none" loext:padding="0cm" loext:border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fo:font-weight="normal" officeooo:rsid="001447a3" style:font-name-asian="arial" style:font-style-asian="normal" style:font-weight-asian="normal" style:text-emphasize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style:font-name-asian="arial" style:font-size-asian="9pt" style:font-style-asian="normal" style:font-weight-asian="normal" style:font-size-complex="9pt" style:text-emphasize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font-size-complex="9pt" style:text-emphasize="none" loext:padding="0cm" loext:border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652c995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fo:background-color="#ffff00" loext:char-shading-value="0" style:font-name-asian="arial" style:font-size-asian="9pt" style:font-style-asian="normal" style:font-weight-asian="normal" style:font-size-complex="9pt" style:text-emphasize="none" loext:padding="0cm" loext:border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653f18e" fo:background-color="#ffff00" loext:char-shading-value="0" style:font-name-asian="arial" style:font-size-asian="9pt" style:font-style-asian="normal" style:font-weight-asian="normal" style:font-size-complex="9pt" style:text-emphasize="none" loext:padding="0cm" loext:border="none"/>
    </style:style>
    <style:style style:name="T15" style:family="text">
      <style:text-properties fo:font-variant="normal" fo:text-transform="none" fo:color="#000000" fo:font-size="9pt" fo:letter-spacing="normal" style:font-name-asian="arial" style:font-size-asian="9pt" style:font-style-asian="normal" style:font-weight-asian="normal" style:font-size-complex="9pt"/>
    </style:style>
    <style:style style:name="T16" style:family="text">
      <style:text-properties fo:font-variant="normal" fo:text-transform="none" fo:color="#000000" fo:font-size="9pt" fo:letter-spacing="normal" officeooo:rsid="064c8897" style:font-name-asian="arial" style:font-size-asian="9pt" style:font-style-asian="normal" style:font-weight-asian="normal" style:font-size-complex="9pt"/>
    </style:style>
    <style:style style:name="T17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style:font-name-asian="arial" style:font-style-asian="normal" style:font-weight-asian="normal" style:font-size-complex="9pt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18422ac" style:font-name-asian="arial" style:font-style-asian="normal" style:font-weight-asian="normal" style:font-size-complex="9pt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668277d" style:font-name-asian="arial" style:font-style-asian="normal" style:font-weight-asian="normal" style:font-size-complex="9pt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style:font-name-asian="arial" style:font-size-asian="9pt" style:font-style-asian="normal" style:font-weight-asian="normal" style:font-size-complex="9pt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00" loext:char-shading-value="0" style:font-name-asian="arial" style:font-size-asian="9pt" style:font-style-asian="normal" style:font-weight-asian="normal" style:font-size-complex="9pt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652c995" fo:background-color="#ffff00" loext:char-shading-value="0" style:font-name-asian="arial" style:font-size-asian="9pt" style:font-style-asian="normal" style:font-weight-asian="normal" style:font-size-complex="9pt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宋体" fo:letter-spacing="normal" fo:font-style="normal" fo:text-shadow="none" style:text-underline-style="none" fo:font-weight="normal" style:font-name-asian="arial" style:font-style-asian="normal" style:font-weight-asian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宋体" fo:letter-spacing="normal" fo:font-style="normal" fo:text-shadow="none" style:text-underline-style="none" fo:font-weight="normal" officeooo:rsid="0668277d" style:font-name-asian="arial" style:font-style-asian="normal" style:font-weight-asian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style:font-name-asian="arial" style:font-size-asian="9pt" style:font-style-asian="normal" style:font-weight-asian="normal" style:font-size-complex="9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style:font-name-asian="arial" style:font-style-asian="normal" style:font-weight-asian="normal" style:text-emphasize="none"/>
    </style:style>
    <style:style style:name="T27" style:family="text">
      <style:text-properties fo:font-variant="normal" fo:text-transform="none" fo:font-size="9pt" fo:letter-spacing="normal" style:font-name-asian="arial" style:font-size-asian="9pt" style:font-style-asian="normal" style:font-weight-asian="normal" style:font-size-complex="9pt"/>
    </style:style>
    <style:style style:name="T28" style:family="text">
      <style:text-properties fo:font-variant="normal" fo:text-transform="none" fo:font-size="9pt" fo:letter-spacing="normal" officeooo:rsid="064c8897" style:font-name-asian="arial" style:font-size-asian="9pt" style:font-style-asian="normal" style:font-weight-asian="normal" style:font-size-complex="9pt"/>
    </style:style>
    <style:style style:name="T29" style:family="text">
      <style:text-properties fo:font-variant="normal" fo:text-transform="none" fo:font-size="9pt" fo:letter-spacing="normal" officeooo:rsid="018422ac" style:font-name-asian="arial" style:font-style-asian="normal" style:font-weight-asian="normal" style:font-size-complex="9pt"/>
    </style:style>
    <style:style style:name="T30" style:family="text">
      <style:text-properties fo:font-variant="normal" fo:text-transform="none" fo:font-size="9pt" fo:letter-spacing="normal" officeooo:rsid="0668277d" style:font-name-asian="arial" style:font-style-asian="normal" style:font-weight-asian="normal" style:font-size-complex="9pt"/>
    </style:style>
    <style:style style:name="T31" style:family="text">
      <style:text-properties officeooo:rsid="018422ac"/>
    </style:style>
    <style:style style:name="T32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33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34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text-emphasize="none"/>
    </style:style>
    <style:style style:name="T35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font-weight-complex="normal" style:text-emphasize="none"/>
    </style:style>
    <style:style style:name="T36" style:family="text">
      <style:text-properties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37" style:family="text">
      <style:text-properties style:text-outline="false" style:text-line-through-style="none" style:text-line-through-type="none" style:font-name="思源黑体 CN Regular" fo:font-style="normal" fo:text-shadow="none" style:text-underline-style="none" officeooo:rsid="0652c995" style:font-style-asian="normal" style:text-emphasize="none"/>
    </style:style>
    <style:style style:name="T3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40" style:family="text">
      <style:text-properties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41" style:family="text">
      <style:text-properties style:text-outline="false" style:text-line-through-style="none" style:text-line-through-type="none" style:font-name="宋体" fo:font-size="9pt" fo:font-style="normal" fo:text-shadow="none" style:text-underline-style="none" fo:font-weight="normal" style:font-size-complex="9pt" style:text-emphasize="none"/>
    </style:style>
    <style:style style:name="T42" style:family="text">
      <style:text-properties style:text-outline="false" style:text-line-through-style="none" style:text-line-through-type="none" style:font-name="宋体" fo:font-size="9pt" fo:font-style="normal" fo:text-shadow="none" style:text-underline-style="none" fo:font-weight="normal" officeooo:rsid="064c8897" style:font-size-complex="9pt" style:text-emphasize="none"/>
    </style:style>
    <style:style style:name="T43" style:family="text">
      <style:text-properties style:text-outline="false" style:text-line-through-style="none" style:text-line-through-type="none" style:font-name="宋体" fo:font-size="9pt" fo:font-style="normal" fo:text-shadow="none" style:text-underline-style="none" fo:font-weight="normal" officeooo:rsid="0653f18e" style:font-size-complex="9pt" style:text-emphasize="none"/>
    </style:style>
    <style:style style:name="T44" style:family="text">
      <style:text-properties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45" style:family="text">
      <style:text-properties style:text-outline="false" style:text-line-through-style="none" style:text-line-through-type="none" style:font-name="宋体" fo:font-style="normal" fo:text-shadow="none" style:text-underline-style="none" fo:font-weight="normal" style:font-style-asian="normal" style:font-weight-asian="normal" style:text-emphasize="none"/>
    </style:style>
    <style:style style:name="T46" style:family="text">
      <style:text-properties fo:color="#000000"/>
    </style:style>
    <style:style style:name="T47" style:family="text">
      <style:text-properties fo:color="#000000" officeooo:rsid="001447a3"/>
    </style:style>
    <style:style style:name="T48" style:family="text">
      <style:text-properties fo:color="#000000" officeooo:rsid="018422ac"/>
    </style:style>
    <style:style style:name="T4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01447a3" style:font-style-asian="normal" style:font-weight-asian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652c995" style:font-style-asian="normal" style:font-weight-asian="normal" style:text-emphasize="none"/>
    </style:style>
    <style:style style:name="T5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652c995" style:font-style-asian="normal" style:font-weight-asian="normal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01447a3" style:font-style-asian="normal" style:font-weight-asian="normal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653f18e" style:font-style-asian="normal" style:font-weight-asian="normal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5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1447a3" style:font-style-asian="normal" style:text-emphasize="none"/>
    </style:style>
    <style:style style:name="T5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652c995" style:font-style-asian="normal" style:text-emphasize="none"/>
    </style:style>
    <style:style style:name="T5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653f18e" style:font-style-asian="normal" style:text-emphasize="none"/>
    </style:style>
    <style:style style:name="T59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60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01447a3" style:font-size-asian="9pt" style:font-style-asian="normal" style:font-weight-asian="normal" style:font-size-complex="9pt" style:text-emphasize="none"/>
    </style:style>
    <style:style style:name="T61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653f18e" style:font-size-asian="9pt" style:font-style-asian="normal" style:font-weight-asian="normal" style:font-size-complex="9pt" style:text-emphasize="none"/>
    </style:style>
    <style:style style:name="T62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63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01447a3" style:font-size-asian="9pt" style:font-style-asian="normal" style:font-weight-asian="normal" style:font-size-complex="9pt" style:font-weight-complex="normal" style:text-emphasize="none"/>
    </style:style>
    <style:style style:name="T64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652c995" style:font-size-asian="9pt" style:font-style-asian="normal" style:font-weight-asian="normal" style:font-size-complex="9pt" style:font-weight-complex="normal" style:text-emphasize="none"/>
    </style:style>
    <style:style style:name="T65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65e113f" style:font-size-asian="9pt" style:font-style-asian="normal" style:font-weight-asian="normal" style:font-size-complex="9pt" style:font-weight-complex="normal" style:text-emphasize="none"/>
    </style:style>
    <style:style style:name="T66" style:family="text">
      <style:text-properties fo:color="#000000" style:text-outline="false" style:text-line-through-style="none" style:text-line-through-type="none" style:font-name="思源黑体 CN Regular" fo:font-size="8pt" fo:font-style="normal" fo:text-shadow="none" style:text-underline-style="none" fo:font-weight="normal" style:font-size-asian="8pt" style:font-style-asian="normal" style:font-weight-asian="normal" style:font-size-complex="8pt" style:font-weight-complex="normal" style:text-emphasize="none"/>
    </style:style>
    <style:style style:name="T67" style:family="text">
      <style:text-properties fo:color="#000000" style:text-outline="false" style:text-line-through-style="none" style:text-line-through-type="none" style:font-name="思源黑体 CN Regular" fo:font-size="8pt" fo:font-style="normal" fo:text-shadow="none" style:text-underline-style="none" fo:font-weight="normal" officeooo:rsid="001447a3" style:font-size-asian="8pt" style:font-style-asian="normal" style:font-weight-asian="normal" style:font-size-complex="8pt" style:font-weight-complex="normal" style:text-emphasize="none"/>
    </style:style>
    <style:style style:name="T68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normal" style:font-style-asian="normal" style:font-weight-asian="normal" style:text-emphasize="none"/>
    </style:style>
    <style:style style:name="T69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normal" officeooo:rsid="001447a3" style:font-style-asian="normal" style:font-weight-asian="normal" style:text-emphasize="none"/>
    </style:style>
    <style:style style:name="T70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71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652c995" style:font-size-asian="9pt" style:font-style-asian="normal" style:font-weight-asian="normal" style:font-size-complex="9pt" style:font-weight-complex="normal" style:text-emphasize="none"/>
    </style:style>
    <style:style style:name="T72" style:family="text"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73" style:family="text"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officeooo:rsid="065e113f" style:font-size-asian="9pt" style:font-style-asian="normal" style:font-weight-asian="normal" style:font-size-complex="9pt" style:font-weight-complex="normal" style:text-emphasize="none"/>
    </style:style>
    <style:style style:name="T74" style:family="text">
      <style:text-properties fo:color="#000000" officeooo:rsid="0140777e"/>
    </style:style>
    <style:style style:name="T75" style:family="text">
      <style:text-properties fo:color="#000000" fo:font-size="9pt" officeooo:rsid="001447a3" style:font-size-asian="9pt" style:font-size-complex="9pt"/>
    </style:style>
    <style:style style:name="T76" style:family="text">
      <style:text-properties fo:color="#000000" fo:font-size="9pt" fo:font-weight="normal" officeooo:rsid="001447a3" style:font-size-asian="9pt" style:font-weight-asian="normal" style:font-size-complex="9pt" style:font-weight-complex="normal"/>
    </style:style>
    <style:style style:name="T77" style:family="text">
      <style:text-properties fo:color="#000000" fo:font-size="9pt" fo:font-weight="normal" officeooo:rsid="0652c995" style:font-size-asian="9pt" style:font-weight-asian="normal" style:font-size-complex="9pt" style:font-weight-complex="normal"/>
    </style:style>
    <style:style style:name="T78" style:family="text">
      <style:text-properties fo:color="#000000" fo:font-size="9pt" fo:font-weight="normal" officeooo:rsid="0653f18e" style:font-size-asian="9pt" style:font-weight-asian="normal" style:font-size-complex="9pt" style:font-weight-complex="normal"/>
    </style:style>
    <style:style style:name="T79" style:family="text">
      <style:text-properties fo:color="#000000" fo:background-color="#ffff00" loext:char-shading-value="0"/>
    </style:style>
    <style:style style:name="T80" style:family="text">
      <style:text-properties fo:color="#000000" officeooo:rsid="06510c1b" fo:background-color="#ffff00" loext:char-shading-value="0"/>
    </style:style>
    <style:style style:name="T81" style:family="text">
      <style:text-properties fo:color="#000000" fo:font-size="8pt" fo:font-weight="normal" officeooo:rsid="001447a3" style:font-size-asian="8pt" style:font-weight-asian="normal" style:font-size-complex="8pt" style:font-weight-complex="normal"/>
    </style:style>
    <style:style style:name="T82" style:family="text">
      <style:text-properties fo:color="#000000" fo:font-weight="normal" officeooo:rsid="001447a3" style:font-weight-asian="normal" style:font-weight-complex="normal"/>
    </style:style>
    <style:style style:name="T83" style:family="text">
      <style:text-properties fo:color="#000000" fo:font-weight="normal" officeooo:rsid="0652c995" style:font-weight-asian="normal" style:font-weight-complex="normal"/>
    </style:style>
    <style:style style:name="T84" style:family="text">
      <style:text-properties fo:color="#000000" officeooo:rsid="0652c995"/>
    </style:style>
    <style:style style:name="T85" style:family="text">
      <style:text-properties fo:color="#000000" officeooo:rsid="0668277d"/>
    </style:style>
    <style:style style:name="T86" style:family="text">
      <style:text-properties fo:background-color="#ffff00" loext:char-shading-value="0"/>
    </style:style>
    <style:style style:name="T87" style:family="text">
      <style:text-properties fo:color="#800000"/>
    </style:style>
    <style:style style:name="T88" style:family="text">
      <style:text-properties fo:color="#800000" officeooo:rsid="00566f22"/>
    </style:style>
    <style:style style:name="T89" style:family="text">
      <style:text-properties fo:color="#800000" officeooo:rsid="00529df8"/>
    </style:style>
    <style:style style:name="T90" style:family="text">
      <style:text-properties fo:color="#800000" officeooo:rsid="001447a3"/>
    </style:style>
    <style:style style:name="T91" style:family="text">
      <style:text-properties fo:color="#800000" officeooo:rsid="06510c1b"/>
    </style:style>
    <style:style style:name="T92" style:family="text">
      <style:text-properties fo:color="#800000" officeooo:rsid="0652c995"/>
    </style:style>
    <style:style style:name="T93" style:family="text">
      <style:text-properties fo:color="#800000" style:text-outline="false" style:text-line-through-style="none" style:text-line-through-type="none" style:font-name="宋体" fo:font-size="9pt" fo:font-style="normal" fo:text-shadow="none" style:text-underline-style="none" fo:font-weight="normal" style:font-size-complex="9pt" style:text-emphasize="none"/>
    </style:style>
    <style:style style:name="T94" style:family="text">
      <style:text-properties fo:color="#800000" style:text-outline="false" style:text-line-through-style="none" style:text-line-through-type="none" style:font-name="宋体" fo:font-size="9pt" fo:font-style="normal" fo:text-shadow="none" style:text-underline-style="none" fo:font-weight="normal" officeooo:rsid="0652c995" style:font-size-complex="9pt" style:text-emphasize="none"/>
    </style:style>
    <style:style style:name="T95" style:family="text">
      <style:text-properties fo:color="#800000" style:text-outline="false" style:text-line-through-style="none" style:text-line-through-type="none" style:font-name="宋体" fo:font-size="9pt" fo:font-style="normal" fo:text-shadow="none" style:text-underline-style="none" fo:font-weight="normal" officeooo:rsid="0653f18e" style:font-size-complex="9pt" style:text-emphasize="none"/>
    </style:style>
    <style:style style:name="T96" style:family="text">
      <style:text-properties fo:color="#800000" officeooo:rsid="0653f18e"/>
    </style:style>
    <style:style style:name="T97" style:family="text">
      <style:text-properties officeooo:rsid="05f45ed3"/>
    </style:style>
    <style:style style:name="T98" style:family="text">
      <style:text-properties fo:color="#008000" style:font-name="Source Code Pro" fo:font-size="11.3000001907349pt" fo:font-weight="bold"/>
    </style:style>
    <style:style style:name="T99" style:family="text">
      <style:text-properties fo:font-size="9pt" style:font-size-asian="9pt" style:font-size-complex="9pt"/>
    </style:style>
    <style:style style:name="T100" style:family="text">
      <style:text-properties fo:font-size="9pt" style:font-size-complex="9pt"/>
    </style:style>
    <style:style style:name="T101" style:family="text">
      <style:text-properties fo:font-size="9pt" officeooo:rsid="064c8897" style:font-size-complex="9pt"/>
    </style:style>
    <style:style style:name="T102" style:family="text">
      <style:text-properties officeooo:rsid="064fb893"/>
    </style:style>
    <style:style style:name="T103" style:family="text">
      <style:text-properties officeooo:rsid="06510c1b"/>
    </style:style>
    <style:style style:name="T104" style:family="text">
      <style:text-properties officeooo:rsid="0652c995"/>
    </style:style>
    <style:style style:name="T105" style:family="text">
      <style:text-properties officeooo:rsid="0653f18e"/>
    </style:style>
    <style:style style:name="T106" style:family="text">
      <style:text-properties officeooo:rsid="065f2186"/>
    </style:style>
    <style:style style:name="T107" style:family="text">
      <style:text-properties officeooo:rsid="066827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作者:李军滔</text:p>
      <text:p text:style-name="P18"/>
      <text:p text:style-name="P35"><text:span text:style-name="T1">模块名:公司补助管理(</text:span><text:span text:style-name="T98">assistance</text:span><text:span text:style-name="T97">)</text:span></text:p>
      <text:p text:style-name="P19"><text:tab/>导航下拉名_1:公司补助</text:p>
      <text:p text:style-name="P19"><text:tab/><text:tab/><text:span text:style-name="T86">导航名_1:</text:span><text:bookmark-start text:name="__DdeLink__2727_1901668138"/><text:span text:style-name="T86">补助方案</text:span><text:bookmark-end text:name="__DdeLink__2727_1901668138"/><text:span text:style-name="T86"> </text:span></text:p>
      <text:p text:style-name="P35"><text:span text:style-name="T1"><text:tab/><text:tab/><text:tab/></text:span><text:span text:style-name="T90">功能名字_1:列表 <text:s/>功能类型:网格 (有网格) <text:s text:c="2"/></text:span></text:p>
      <text:p text:style-name="P28"><text:span text:style-name="T87"><text:tab/><text:tab/><text:tab/><text:tab/></text:span>有一个隐藏id</text:p>
      <text:p text:style-name="P29"><text:tab/><text:tab/><text:tab/><text:tab/><text:span text:style-name="T99">字段名称_1:</text:span><text:bookmark text:name="__DdeLink__19590_1441382339"/><text:span text:style-name="T32">方案序号</text:span></text:p>
      <text:p text:style-name="P48"><text:span text:style-name="T47"><text:tab/><text:tab/><text:tab/><text:tab/></text:span><text:bookmark-start text:name="__DdeLink__19628_1441382339"/><text:span text:style-name="T47">字段名称_</text:span><text:span text:style-name="T85">2</text:span><text:span text:style-name="T47">:</text:span><text:bookmark-end text:name="__DdeLink__19628_1441382339"/><text:span text:style-name="T49">制作方案时</text:span><text:span text:style-name="T68">间</text:span></text:p>
      <text:p text:style-name="P49"><text:span text:style-name="T47"><text:tab/><text:tab/><text:tab/><text:tab/>字段名称_</text:span><text:span text:style-name="T85">3</text:span><text:span text:style-name="T47">:</text:span><text:span text:style-name="T49">方案名称</text:span></text:p>
      <text:p text:style-name="P50"><text:span text:style-name="T47"><text:tab/><text:tab/><text:tab/><text:tab/>字段名称_</text:span><text:span text:style-name="T85">4</text:span><text:span text:style-name="T47">:</text:span><text:span text:style-name="T49">补助名称</text:span></text:p>
      <text:p text:style-name="P50"><text:span text:style-name="T47"><text:tab/><text:tab/><text:tab/><text:tab/>字段名称_</text:span><text:span text:style-name="T85">5</text:span><text:span text:style-name="T47">:</text:span><text:span text:style-name="T49">补助目的</text:span></text:p>
      <text:p text:style-name="P50"><text:span text:style-name="T47"><text:tab/><text:tab/><text:tab/><text:tab/>字段名称_</text:span><text:span text:style-name="T85">6</text:span><text:span text:style-name="T47">:</text:span><text:span text:style-name="T49">补助适用地</text:span><text:span text:style-name="T68">区</text:span></text:p>
      <text:p text:style-name="P49"><text:span text:style-name="T47"><text:tab/><text:tab/><text:tab/><text:tab/>字段名称_</text:span><text:span text:style-name="T85">7</text:span><text:span text:style-name="T47">:</text:span><text:span text:style-name="T49">补助适用项目组</text:span><text:span text:style-name="T68">/</text:span><text:span text:style-name="T49">部门</text:span></text:p>
      <text:p text:style-name="P49"><text:span text:style-name="T47"><text:tab/><text:tab/><text:tab/><text:tab/>字段名称_</text:span><text:span text:style-name="T85">8</text:span><text:span text:style-name="T47">:</text:span><text:span text:style-name="T49">补助对象</text:span></text:p>
      <text:p text:style-name="P51"><text:span text:style-name="T47"><text:tab/><text:tab/><text:tab/><text:tab/>字段名称_</text:span><text:span text:style-name="T85">9</text:span><text:span text:style-name="T47">:</text:span><text:span text:style-name="T49">补助开通时</text:span><text:span text:style-name="T68">间</text:span></text:p>
      <text:p text:style-name="P51"><text:span text:style-name="T47"><text:tab/><text:tab/><text:tab/><text:tab/>字段名称_</text:span><text:span text:style-name="T85">10</text:span><text:span text:style-name="T47">:</text:span><text:span text:style-name="T49">补助结束时</text:span><text:span text:style-name="T68">间</text:span></text:p>
      <text:p text:style-name="P51"><text:span text:style-name="T47"><text:tab/><text:tab/><text:tab/><text:tab/>字段名称_1</text:span><text:span text:style-name="T85">1</text:span><text:span text:style-name="T47">:</text:span><text:span text:style-name="T49">补助条件</text:span></text:p>
      <text:p text:style-name="P52"><text:span text:style-name="T47"><text:tab/><text:tab/><text:tab/><text:tab/>字段名称_1</text:span><text:span text:style-name="T85">2</text:span><text:span text:style-name="T47">:</text:span><text:span text:style-name="T49">条件依据明</text:span><text:span text:style-name="T68">细</text:span></text:p>
      <text:p text:style-name="P53"><text:span text:style-name="T47"><text:tab/><text:tab/><text:tab/><text:tab/>字段名称_</text:span><text:span text:style-name="T74">1</text:span><text:span text:style-name="T85">3</text:span><text:span text:style-name="T74">:</text:span><text:span text:style-name="T4">数</text:span><text:span text:style-name="T49">据来源</text:span></text:p>
      <text:p text:style-name="P54"><text:span text:style-name="T47"><text:tab/><text:tab/><text:tab/><text:tab/>字段名称_</text:span><text:span text:style-name="T48">1</text:span><text:span text:style-name="T85">4</text:span><text:span text:style-name="T47">:</text:span><text:span text:style-name="T49">补助内容</text:span></text:p>
      <text:p text:style-name="P54"><text:span text:style-name="T47"><text:tab/><text:tab/><text:tab/><text:tab/>字段名称_</text:span><text:span text:style-name="T48">1</text:span><text:span text:style-name="T85">5</text:span><text:span text:style-name="T47">:</text:span><text:span text:style-name="T49">补助单价</text:span><text:span text:style-name="T68">/</text:span><text:span text:style-name="T49">天</text:span></text:p>
      <text:p text:style-name="P55"><text:span text:style-name="T47"><text:tab/><text:tab/><text:tab/><text:tab/>字段名称_</text:span><text:span text:style-name="T48">1</text:span><text:span text:style-name="T85">6</text:span><text:span text:style-name="T47">:</text:span><text:span text:style-name="T49">补助发放形</text:span><text:span text:style-name="T68">式</text:span></text:p>
      <text:p text:style-name="P55"><text:span text:style-name="T47"><text:tab/><text:tab/><text:tab/><text:tab/>字段名称_</text:span><text:span text:style-name="T48">1</text:span><text:span text:style-name="T85">7</text:span><text:span text:style-name="T47">:</text:span><text:span text:style-name="T49">补助发放时</text:span><text:span text:style-name="T68">间</text:span></text:p>
      <text:p text:style-name="P39"><text:tab/><text:tab/><text:tab/><text:tab/>字段名称_<text:span text:style-name="T31">18</text:span>:总经办意见</text:p>
      <text:p text:style-name="P56"><text:span text:style-name="T47"><text:tab/><text:tab/><text:tab/><text:tab/>字段名称_</text:span><text:span text:style-name="T48">1</text:span><text:span text:style-name="T85">9</text:span><text:span text:style-name="T47">:</text:span><text:span text:style-name="T49">是否可以实</text:span><text:span text:style-name="T68">施</text:span></text:p>
      <text:p text:style-name="P39"><text:tab/><text:tab/><text:tab/><text:tab/>字段名称_<text:span text:style-name="T107">20</text:span>:备注</text:p>
      <text:p text:style-name="P20"><text:tab/><text:tab/><text:tab/><text:tab/></text:p>
      <text:p text:style-name="P21"/>
      <text:p text:style-name="P21"/>
      <text:p text:style-name="P35"><text:span text:style-name="T1"><text:tab/><text:tab/><text:tab/></text:span><text:span text:style-name="T90">功能名称_2:添加 功能类型:添加 <text:s text:c="4"/></text:span><text:bookmark-start text:name="__DdeLink__14141_1441382339"/><text:bookmark text:name="__DdeLink__19590_14413823391"/></text:p>
      <text:p text:style-name="P56"><text:span text:style-name="T47"><text:tab/><text:tab/><text:tab/><text:tab/></text:span><text:bookmark-start text:name="__DdeLink__19628_14413823391"/><text:span text:style-name="T47">字段名称_1:</text:span><text:bookmark-end text:name="__DdeLink__19628_14413823391"/><text:span text:style-name="T49">制作方案时</text:span><text:span text:style-name="T68">间 </text:span><text:span text:style-name="T69">标签类型:时间下拉框 <text:s/></text:span><text:span text:style-name="T8"><text:s/>必填</text:span></text:p>
      <text:p text:style-name="P56"><text:span text:style-name="T47"><text:tab/><text:tab/><text:tab/><text:tab/>字段名称_2:</text:span><text:span text:style-name="T49">方案名称 <text:s/></text:span><text:span text:style-name="T69">标签类型:文本框 <text:s/></text:span><text:span text:style-name="T8"><text:s/>必填</text:span></text:p>
      <text:p text:style-name="P40"><text:span text:style-name="T23"><text:tab/><text:tab/><text:tab/><text:tab/>字段名称_</text:span><text:span text:style-name="T24">3</text:span><text:span text:style-name="T23">:</text:span><text:bookmark text:name="__DdeLink__19590_14413823392"/><text:span text:style-name="T26">方案序号 <text:s text:c="2"/></text:span><text:span text:style-name="T23">标签类型:数字框 <text:s text:c="2"/>必填</text:span></text:p>
      <text:p text:style-name="P56"><text:span text:style-name="T47"><text:tab/><text:tab/><text:tab/><text:tab/>字段名称_</text:span><text:span text:style-name="T85">4</text:span><text:span text:style-name="T47">:</text:span><text:span text:style-name="T49">补助名称 <text:s/></text:span><text:span text:style-name="T69">标签类型:文本框 <text:s/></text:span><text:span text:style-name="T8"><text:s/>必填</text:span></text:p>
      <text:p text:style-name="P56"><text:span text:style-name="T47"><text:tab/><text:tab/><text:tab/><text:tab/>字段名称_</text:span><text:span text:style-name="T85">5</text:span><text:span text:style-name="T47">:</text:span><text:span text:style-name="T49">补助目的 <text:s/></text:span><text:span text:style-name="T69">标签类型:文本框 <text:s/></text:span><text:span text:style-name="T8"><text:s/>必填</text:span></text:p>
      <text:p text:style-name="P56"><text:span text:style-name="T47"><text:tab/><text:tab/><text:tab/><text:tab/>字段名称_</text:span><text:span text:style-name="T85">6</text:span><text:span text:style-name="T47">:</text:span><text:span text:style-name="T49">补助适用地</text:span><text:span text:style-name="T68">区 <text:s/></text:span><text:span text:style-name="T69">标签类型:下拉框 <text:s/></text:span><text:span text:style-name="T8"><text:s/>必填 <text:s text:c="2"/>可编辑</text:span></text:p>
      <text:p text:style-name="P56"><text:span text:style-name="T47"><text:tab/><text:tab/><text:tab/><text:tab/>字段名称_</text:span><text:span text:style-name="T85">7</text:span><text:span text:style-name="T47">:</text:span><text:span text:style-name="T49">补助适用项目组</text:span><text:span text:style-name="T68">/</text:span><text:span text:style-name="T49">部门 <text:s/></text:span><text:span text:style-name="T69">标签类型:下拉框 <text:s/></text:span><text:span text:style-name="T8"><text:s/>必填 <text:s/>可编辑</text:span></text:p>
      <text:p text:style-name="P56"><text:span text:style-name="T47"><text:tab/><text:tab/><text:tab/><text:tab/>字段名称_</text:span><text:span text:style-name="T85">8</text:span><text:span text:style-name="T47">:</text:span><text:span text:style-name="T49">补助对象 <text:s/></text:span><text:span text:style-name="T69">标签类型:文本框 <text:s/></text:span><text:span text:style-name="T8"><text:s/>必填</text:span></text:p>
      <text:p text:style-name="P56"><text:span text:style-name="T47"><text:tab/><text:tab/><text:tab/><text:tab/>字段名称_</text:span><text:span text:style-name="T85">9</text:span><text:span text:style-name="T47">:</text:span><text:span text:style-name="T49">补助开通时</text:span><text:span text:style-name="T68">间 <text:s/></text:span><text:span text:style-name="T69">标签类型:时间下拉框 <text:s/></text:span><text:span text:style-name="T8"><text:s/>必填</text:span></text:p>
      <text:p text:style-name="P56"><text:span text:style-name="T47"><text:tab/><text:tab/><text:tab/><text:tab/>字段名称_</text:span><text:span text:style-name="T85">10</text:span><text:span text:style-name="T47">:</text:span><text:span text:style-name="T49">补助结束时</text:span><text:span text:style-name="T68">间 <text:s/></text:span><text:span text:style-name="T69">标签类型:时间下拉框 <text:s/></text:span><text:span text:style-name="T8"><text:s/>非必填</text:span></text:p>
      <text:p text:style-name="P56"><text:span text:style-name="T47"><text:tab/><text:tab/><text:tab/><text:tab/>字段名称_1</text:span><text:span text:style-name="T85">1</text:span><text:span text:style-name="T47">:</text:span><text:span text:style-name="T49">补助条件 <text:s/></text:span><text:span text:style-name="T69">标签类型:文本框 <text:s/></text:span><text:span text:style-name="T8"><text:s/>必填</text:span></text:p>
      <text:p text:style-name="P56"><text:span text:style-name="T47"><text:tab/><text:tab/><text:tab/><text:tab/>字段名称_1</text:span><text:span text:style-name="T85">2</text:span><text:span text:style-name="T47">:</text:span><text:span text:style-name="T49">条件依据明</text:span><text:span text:style-name="T68">细 <text:s/></text:span><text:span text:style-name="T69">标签类型:文本框 <text:s/></text:span><text:span text:style-name="T8"><text:s/>必填</text:span></text:p>
      <text:p text:style-name="P56"><text:span text:style-name="T47"><text:tab/><text:tab/><text:tab/><text:tab/>字段名称_</text:span><text:span text:style-name="T74">1</text:span><text:span text:style-name="T85">3</text:span><text:span text:style-name="T74">:</text:span><text:span text:style-name="T4">数</text:span><text:span text:style-name="T49">据来源 <text:s/></text:span><text:span text:style-name="T69">标签类型:文本框 <text:s/></text:span><text:span text:style-name="T8"><text:s/>必填</text:span></text:p>
      <text:p text:style-name="P56"><text:span text:style-name="T47"><text:tab/><text:tab/><text:tab/><text:tab/>字段名称_</text:span><text:span text:style-name="T48">1</text:span><text:span text:style-name="T85">4</text:span><text:span text:style-name="T47">:</text:span><text:span text:style-name="T49">补助内容 <text:s/></text:span><text:span text:style-name="T69">标签类型:文本框 <text:s/></text:span><text:span text:style-name="T8"><text:s/>必填</text:span></text:p>
      <text:p text:style-name="P56"><text:span text:style-name="T47"><text:tab/><text:tab/><text:tab/><text:tab/>字段名称_</text:span><text:span text:style-name="T48">1</text:span><text:span text:style-name="T85">5</text:span><text:span text:style-name="T47">:</text:span><text:span text:style-name="T49">补助单价</text:span><text:span text:style-name="T68">/</text:span><text:span text:style-name="T49">天 <text:s/></text:span><text:span text:style-name="T69">标签类型:数字框 <text:s/></text:span><text:span text:style-name="T8"><text:s/>必填</text:span></text:p>
      <text:p text:style-name="P56"><text:span text:style-name="T47"><text:tab/><text:tab/><text:tab/><text:tab/>字段名称_</text:span><text:span text:style-name="T48">1</text:span><text:span text:style-name="T85">6</text:span><text:span text:style-name="T47">:</text:span><text:span text:style-name="T49">补助发放形</text:span><text:span text:style-name="T68">式 <text:s/></text:span><text:span text:style-name="T69">标签类型:文本框 <text:s/></text:span><text:span text:style-name="T8"><text:s/>必填</text:span></text:p>
      <text:p text:style-name="P59"><text:span text:style-name="T47"><text:tab/><text:tab/><text:tab/><text:tab/>字段名称_</text:span><text:span text:style-name="T48">1</text:span><text:span text:style-name="T85">7</text:span><text:span text:style-name="T47">:</text:span><text:span text:style-name="T49">补助发放时</text:span><text:span text:style-name="T68">间 <text:s/></text:span><text:span text:style-name="T69">标签类型: 文本框 <text:s/></text:span><text:span text:style-name="T8"><text:s/>必填</text:span></text:p>
      <text:p text:style-name="P41"><text:span text:style-name="T27"><text:tab/><text:tab/><text:tab/><text:tab/>字段名称_</text:span><text:span text:style-name="T29">1</text:span><text:span text:style-name="T30">8</text:span><text:span text:style-name="T27">:备注</text:span><text:bookmark-end text:name="__DdeLink__14141_1441382339"/><text:span text:style-name="T27"> <text:s/></text:span><text:span text:style-name="T17">标签类型:文本框 <text:s/>非 必填</text:span></text:p>
      <text:p text:style-name="P15"><text:tab/><text:tab/><text:tab/><text:tab/></text:p>
      <text:p text:style-name="P22"/>
      <text:p text:style-name="P18"><text:tab/></text:p>
      <text:p text:style-name="P1"><text:tab/><text:tab/><text:tab/><text:span text:style-name="T87">功能名称_3:编辑 功能</text:span>类型:编辑 <text:s/></text:p>
      <text:p text:style-name="P23"><text:tab/><text:tab/><text:tab/><text:tab/>有一个隐藏id</text:p>
      <text:p text:style-name="P34"><text:tab/><text:tab/><text:tab/><text:tab/><text:bookmark-start text:name="__DdeLink__19628_144138233911"/><text:span text:style-name="T99">字段名称_1:</text:span><text:bookmark-end text:name="__DdeLink__19628_144138233911"/><text:span text:style-name="T32">制作方案时</text:span><text:span text:style-name="T39">间 标签类型:时间下拉框 <text:s/></text:span><text:span text:style-name="T20"><text:s/>必填</text:span></text:p>
      <text:p text:style-name="P60"><text:soft-page-break/><text:span text:style-name="T47"><text:tab/><text:tab/><text:tab/><text:tab/>字段名称_2:</text:span><text:span text:style-name="T49">方案名称 <text:s/></text:span><text:span text:style-name="T69">标签类型:文本框 <text:s/></text:span><text:span text:style-name="T8"><text:s/>必填</text:span></text:p>
      <text:p text:style-name="P40"><text:span text:style-name="T23"><text:tab/><text:tab/><text:tab/><text:tab/>字段名称_</text:span><text:span text:style-name="T24">3</text:span><text:span text:style-name="T23">:</text:span><text:bookmark text:name="__DdeLink__19590_144138233921"/><text:span text:style-name="T26">方案序号 <text:s text:c="2"/></text:span><text:span text:style-name="T23">标签类型:数字框 <text:s text:c="2"/>必填</text:span></text:p>
      <text:p text:style-name="P60"><text:span text:style-name="T47"><text:tab/><text:tab/><text:tab/><text:tab/>字段名称_</text:span><text:span text:style-name="T85">4</text:span><text:span text:style-name="T47">:</text:span><text:span text:style-name="T49">补助名称 <text:s/></text:span><text:span text:style-name="T69">标签类型:文本框 <text:s/></text:span><text:span text:style-name="T8"><text:s/>必填</text:span></text:p>
      <text:p text:style-name="P60"><text:span text:style-name="T47"><text:tab/><text:tab/><text:tab/><text:tab/>字段名称_</text:span><text:span text:style-name="T85">5</text:span><text:span text:style-name="T47">:</text:span><text:span text:style-name="T49">补助目的 <text:s/></text:span><text:span text:style-name="T69">标签类型:文本框 <text:s/></text:span><text:span text:style-name="T8"><text:s/>必填</text:span></text:p>
      <text:p text:style-name="P60"><text:span text:style-name="T47"><text:tab/><text:tab/><text:tab/><text:tab/>字段名称_</text:span><text:span text:style-name="T85">6</text:span><text:span text:style-name="T47">:</text:span><text:span text:style-name="T49">补助适用地</text:span><text:span text:style-name="T68">区 <text:s/></text:span><text:span text:style-name="T69">标签类型:下拉框 <text:s/></text:span><text:span text:style-name="T8"><text:s/>必填 <text:s text:c="2"/>可编辑</text:span></text:p>
      <text:p text:style-name="P60"><text:span text:style-name="T47"><text:tab/><text:tab/><text:tab/><text:tab/>字段名称_</text:span><text:span text:style-name="T85">7</text:span><text:span text:style-name="T47">:</text:span><text:span text:style-name="T49">补助适用项目组</text:span><text:span text:style-name="T68">/</text:span><text:span text:style-name="T49">部门 <text:s/></text:span><text:span text:style-name="T69">标签类型:下拉框 <text:s/></text:span><text:span text:style-name="T8"><text:s/>必填 <text:s/>可编辑</text:span></text:p>
      <text:p text:style-name="P60"><text:span text:style-name="T47"><text:tab/><text:tab/><text:tab/><text:tab/>字段名称_</text:span><text:span text:style-name="T85">8</text:span><text:span text:style-name="T47">:</text:span><text:span text:style-name="T49">补助对象 <text:s/></text:span><text:span text:style-name="T69">标签类型:文本框 <text:s/></text:span><text:span text:style-name="T8"><text:s/>必填</text:span></text:p>
      <text:p text:style-name="P60"><text:span text:style-name="T47"><text:tab/><text:tab/><text:tab/><text:tab/>字段名称_</text:span><text:span text:style-name="T85">9</text:span><text:span text:style-name="T47">:</text:span><text:span text:style-name="T49">补助开通时</text:span><text:span text:style-name="T68">间 <text:s/></text:span><text:span text:style-name="T69">标签类型:时间下拉框 <text:s/></text:span><text:span text:style-name="T8"><text:s/>必填</text:span></text:p>
      <text:p text:style-name="P60"><text:span text:style-name="T47"><text:tab/><text:tab/><text:tab/><text:tab/>字段名称_</text:span><text:span text:style-name="T85">10</text:span><text:span text:style-name="T47">:</text:span><text:span text:style-name="T49">补助结束时</text:span><text:span text:style-name="T68">间 <text:s/></text:span><text:span text:style-name="T69">标签类型:时间下拉框 <text:s/></text:span><text:span text:style-name="T8"><text:s/>非必填</text:span></text:p>
      <text:p text:style-name="P60"><text:span text:style-name="T47"><text:tab/><text:tab/><text:tab/><text:tab/>字段名称_1</text:span><text:span text:style-name="T85">1</text:span><text:span text:style-name="T47">:</text:span><text:span text:style-name="T49">补助条件 <text:s/></text:span><text:span text:style-name="T69">标签类型:文本框 <text:s/></text:span><text:span text:style-name="T8"><text:s/>必填</text:span></text:p>
      <text:p text:style-name="P60"><text:span text:style-name="T47"><text:tab/><text:tab/><text:tab/><text:tab/>字段名称_1</text:span><text:span text:style-name="T85">2</text:span><text:span text:style-name="T47">:</text:span><text:span text:style-name="T49">条件依据明</text:span><text:span text:style-name="T68">细 <text:s/></text:span><text:span text:style-name="T69">标签类型:文本框 <text:s/></text:span><text:span text:style-name="T8"><text:s/>必填</text:span></text:p>
      <text:p text:style-name="P60"><text:span text:style-name="T47"><text:tab/><text:tab/><text:tab/><text:tab/>字段名称_</text:span><text:span text:style-name="T74">1</text:span><text:span text:style-name="T85">3</text:span><text:span text:style-name="T74">:</text:span><text:span text:style-name="T4">数</text:span><text:span text:style-name="T49">据来源 <text:s/></text:span><text:span text:style-name="T69">标签类型:文本框 <text:s/></text:span><text:span text:style-name="T8"><text:s/>必填</text:span></text:p>
      <text:p text:style-name="P60"><text:span text:style-name="T47"><text:tab/><text:tab/><text:tab/><text:tab/>字段名称_</text:span><text:span text:style-name="T48">1</text:span><text:span text:style-name="T85">4</text:span><text:span text:style-name="T47">:</text:span><text:span text:style-name="T49">补助内容 <text:s/></text:span><text:span text:style-name="T69">标签类型:文本框 <text:s/></text:span><text:span text:style-name="T8"><text:s/>必填</text:span></text:p>
      <text:p text:style-name="P60"><text:span text:style-name="T47"><text:tab/><text:tab/><text:tab/><text:tab/>字段名称_</text:span><text:span text:style-name="T48">1</text:span><text:span text:style-name="T85">5</text:span><text:span text:style-name="T47">:</text:span><text:span text:style-name="T49">补助单价</text:span><text:span text:style-name="T68">/</text:span><text:span text:style-name="T49">天 <text:s/></text:span><text:span text:style-name="T69">标签类型:数字框 <text:s/></text:span><text:span text:style-name="T8"><text:s/>必填</text:span></text:p>
      <text:p text:style-name="P60"><text:span text:style-name="T47"><text:tab/><text:tab/><text:tab/><text:tab/>字段名称_</text:span><text:span text:style-name="T48">1</text:span><text:span text:style-name="T85">6</text:span><text:span text:style-name="T47">:</text:span><text:span text:style-name="T49">补助发放形</text:span><text:span text:style-name="T68">式 <text:s/></text:span><text:span text:style-name="T69">标签类型:文本框 <text:s/></text:span><text:span text:style-name="T8"><text:s/>必填</text:span></text:p>
      <text:p text:style-name="P60"><text:span text:style-name="T47"><text:tab/><text:tab/><text:tab/><text:tab/>字段名称_</text:span><text:span text:style-name="T48">1</text:span><text:span text:style-name="T85">7</text:span><text:span text:style-name="T47">:</text:span><text:span text:style-name="T49">补助发放时</text:span><text:span text:style-name="T68">间 <text:s/></text:span><text:span text:style-name="T69">标签类型: 文本框 <text:s/></text:span><text:span text:style-name="T8"><text:s/>必填</text:span></text:p>
      <text:p text:style-name="P42"><text:span text:style-name="T17"><text:tab/><text:tab/><text:tab/><text:tab/>字段名称_</text:span><text:span text:style-name="T18">1</text:span><text:span text:style-name="T19">8</text:span><text:span text:style-name="T17">:备注 <text:s/>标签类型:文本框 <text:s/>非 必填</text:span></text:p>
      <text:p text:style-name="P27"><text:tab/><text:tab/><text:tab/></text:p>
      <text:p text:style-name="P13"><text:tab/><text:tab/><text:tab/><text:tab/></text:p>
      <text:p text:style-name="P24"/>
      <text:p text:style-name="P35"><text:span text:style-name="T1"><text:tab/><text:tab/><text:tab/></text:span><text:span text:style-name="T90">功能名称_</text:span><text:span text:style-name="T89">4</text:span><text:span text:style-name="T90">:删除 功能类型:</text:span><text:span text:style-name="T1"> 删除</text:span></text:p>
      <text:p text:style-name="P25"><text:tab/><text:tab/><text:tab/><text:tab/>温馨提示：确定删除这条数据么？</text:p>
      <text:p text:style-name="P25"><text:tab/><text:tab/><text:tab/><text:tab/><text:tab/> </text:p>
      <text:p text:style-name="P36"><text:span text:style-name="T1"><text:tab/><text:tab/><text:tab/></text:span><text:span text:style-name="T90">功能名称_</text:span><text:span text:style-name="T88">5</text:span><text:span text:style-name="T90">:</text:span><text:bookmark-start text:name="__DdeLink__4758_1751224168"/><text:span text:style-name="T90">总经办审核</text:span><text:bookmark-end text:name="__DdeLink__4758_1751224168"/><text:span text:style-name="T90"> 功能类型:编辑</text:span></text:p>
      <text:p text:style-name="P14"><text:tab/><text:tab/><text:tab/><text:tab/><text:span text:style-name="T100">字段名称_</text:span><text:span text:style-name="T101">1</text:span><text:span text:style-name="T100">:总经办意见 <text:s text:c="2"/></text:span><text:span text:style-name="T41">标签类型:文本框 <text:s text:c="2"/>非必填</text:span></text:p>
      <text:p text:style-name="P14"><text:span text:style-name="T100"><text:tab/><text:tab/><text:tab/><text:tab/>字段名称_</text:span><text:span text:style-name="T101">2</text:span><text:span text:style-name="T100">:</text:span><text:span text:style-name="T34">是否可以实</text:span><text:span text:style-name="T41">施</text:span> <text:s/><text:span text:style-name="T41">标签类型:</text:span><text:span text:style-name="T42">下拉</text:span><text:span text:style-name="T41">框 </text:span><text:span text:style-name="T42">(是/否) 必填</text:span><text:tab/></text:p>
      <text:p text:style-name="P64"/>
      <text:p text:style-name="P64"><text:tab/><text:tab/><text:tab/>功能名称_<text:span text:style-name="T102">6</text:span>:搜索 功能类型:编辑</text:p>
      <text:p text:style-name="P64"><text:tab/><text:tab/><text:tab/><text:tab/><text:span text:style-name="T15">字段名称_</text:span><text:span text:style-name="T16">1</text:span><text:span text:style-name="T15">:方案名称 <text:s text:c="2"/></text:span><text:span text:style-name="T9">标签类型:文本框 </text:span></text:p>
      <text:p text:style-name="P43"><text:span text:style-name="T1"><text:tab/><text:tab/><text:tab/></text:span><text:span text:style-name="T2"> <text:s/><text:tab/><text:tab/></text:span></text:p>
      <text:p text:style-name="P65"><text:tab/><text:tab/><text:span text:style-name="T79">导航名_</text:span><text:span text:style-name="T80">2</text:span><text:span text:style-name="T79">:</text:span><text:bookmark-start text:name="__DdeLink__2727_19016681381"/><text:span text:style-name="T79">工龄</text:span><text:bookmark-end text:name="__DdeLink__2727_19016681381"/><text:span text:style-name="T79">补助 </text:span></text:p>
      <text:p text:style-name="P44"><text:span text:style-name="T1"><text:tab/><text:tab/><text:tab/></text:span><text:span text:style-name="T90">功能名字_1:列表 <text:s/>功能类型:网格 (有网格) <text:s text:c="2"/></text:span></text:p>
      <text:p text:style-name="P30"><text:span text:style-name="T87"><text:tab/><text:tab/><text:tab/><text:tab/></text:span>有一个隐藏id</text:p>
      <text:p text:style-name="P68"><text:span text:style-name="T75"><text:tab/><text:tab/><text:tab/><text:tab/></text:span><text:bookmark-start text:name="__DdeLink__19628_14413823392"/><text:span text:style-name="T76">字段名称_1:</text:span><text:bookmark-end text:name="__DdeLink__19628_14413823392"/><text:span text:style-name="T63">地</text:span><text:span text:style-name="T62">区</text:span></text:p>
      <text:p text:style-name="P61"><text:span text:style-name="T47"><text:tab/><text:tab/><text:tab/><text:tab/>字段名称_2:</text:span><text:span text:style-name="T56">姓</text:span><text:span text:style-name="T55">名</text:span></text:p>
      <text:p text:style-name="P61"><text:span text:style-name="T47"><text:tab/><text:tab/><text:tab/><text:tab/>字段名称_3:</text:span><text:span text:style-name="T56">员</text:span><text:span text:style-name="T55">工编号</text:span></text:p>
      <text:p text:style-name="P61"><text:span text:style-name="T47"><text:tab/><text:tab/><text:tab/><text:tab/>字段名称_4:</text:span><text:span text:style-name="T56">项</text:span><text:span text:style-name="T55">目组</text:span><text:span text:style-name="T70">/</text:span><text:span text:style-name="T55">部门</text:span></text:p>
      <text:p text:style-name="P61"><text:span text:style-name="T47"><text:tab/><text:tab/><text:tab/><text:tab/>字段名称_5:</text:span><text:span text:style-name="T56">岗</text:span><text:span text:style-name="T55">位</text:span></text:p>
      <text:p text:style-name="P61"><text:span text:style-name="T47"><text:tab/><text:tab/><text:tab/><text:tab/>字段名称_6:</text:span><text:span text:style-name="T56">入</text:span><text:span text:style-name="T55">职日期</text:span></text:p>
      <text:p text:style-name="P61"><text:span text:style-name="T47"><text:tab/><text:tab/><text:tab/><text:tab/>字段名称_7:</text:span><text:span text:style-name="T56">开</text:span><text:span text:style-name="T55">始发放补助日期</text:span></text:p>
      <text:p text:style-name="P61"><text:span text:style-name="T47"><text:tab/><text:tab/><text:tab/><text:tab/>字段名称_8:</text:span><text:span text:style-name="T56">本</text:span><text:span text:style-name="T55">公司工龄（月）</text:span></text:p>
      <text:p text:style-name="P61"><text:span text:style-name="T47"><text:tab/><text:tab/><text:tab/><text:tab/>字段名称_9:</text:span><text:span text:style-name="T56">应</text:span><text:span text:style-name="T55">获得补助</text:span></text:p>
      <text:p text:style-name="P61"><text:span text:style-name="T47"><text:tab/><text:tab/><text:tab/><text:tab/>字段名称_10:</text:span><text:span text:style-name="T56">补</text:span><text:span text:style-name="T55">助状态</text:span></text:p>
      <text:p text:style-name="P68"><text:span text:style-name="T76"><text:tab/><text:tab/><text:tab/><text:tab/>字段名称_11:</text:span><text:span text:style-name="T63">状</text:span><text:span text:style-name="T62">态</text:span></text:p>
      <text:p text:style-name="P30"><text:tab/><text:tab/><text:tab/></text:p>
      <text:p text:style-name="P44"/>
      <text:p text:style-name="P44"><text:span text:style-name="T1"><text:tab/><text:tab/><text:tab/></text:span><text:span text:style-name="T90">功能名称_</text:span><text:span text:style-name="T91">2</text:span><text:span text:style-name="T90">:导入 功能类型:导入</text:span></text:p>
      <text:p text:style-name="P65"/>
      <text:p text:style-name="P65"><text:tab/><text:tab/><text:tab/>功能名称_<text:span text:style-name="T103">3</text:span>:导出 功能类型:导出</text:p>
      <text:p text:style-name="P31"><text:tab/><text:tab/><text:tab/></text:p>
      <text:p text:style-name="P30"><text:tab/><text:tab/><text:tab/><text:span text:style-name="T87">功能名称_</text:span><text:span text:style-name="T91">4</text:span><text:span text:style-name="T87">:搜索 功能类型:搜索</text:span></text:p>
      <text:p text:style-name="P30"><text:span text:style-name="T87"><text:tab/><text:tab/><text:tab/><text:tab/></text:span><text:span text:style-name="T27">字段名称_</text:span><text:span text:style-name="T28">1</text:span><text:span text:style-name="T27">:</text:span><text:span text:style-name="T25">姓名</text:span><text:span text:style-name="T27"> <text:s/></text:span><text:span text:style-name="T20">标签类型:文本框 </text:span></text:p>
      <text:p text:style-name="P16"/>
      <text:p text:style-name="P16"><text:tab/><text:tab/></text:p>
      <text:p text:style-name="P32"><text:span text:style-name="T20"><text:tab/><text:tab/></text:span><text:span text:style-name="T21">导航名_</text:span><text:span text:style-name="T22">3</text:span><text:span text:style-name="T21">:工龄补助标准 </text:span></text:p>
      <text:p text:style-name="P45"><text:span text:style-name="T1"><text:tab/><text:tab/><text:tab/></text:span><text:span text:style-name="T90">功能名字_1:列表 <text:s/>功能类型:网格 (有网格) <text:s text:c="2"/></text:span></text:p>
      <text:p text:style-name="P32"><text:soft-page-break/><text:span text:style-name="T87"><text:tab/><text:tab/><text:tab/><text:tab/></text:span>有一个隐藏id</text:p>
      <text:p text:style-name="P69"><text:span text:style-name="T75"><text:tab/><text:tab/><text:tab/><text:tab/></text:span><text:bookmark-start text:name="__DdeLink__19628_144138233922"/><text:span text:style-name="T81">字段名称_1:</text:span><text:bookmark-end text:name="__DdeLink__19628_144138233922"/><text:bookmark-start text:name="__DdeLink__74311_7355700"/><text:span text:style-name="T67">年</text:span><text:span text:style-name="T66">限</text:span><text:bookmark-end text:name="__DdeLink__74311_7355700"/></text:p>
      <text:p text:style-name="P70"><text:span text:style-name="T47"><text:tab/><text:tab/><text:tab/><text:tab/>字段名称_2:</text:span><text:bookmark-start text:name="__DdeLink__74313_7355700"/><text:span text:style-name="T56">月</text:span><text:span text:style-name="T55">份</text:span><text:bookmark-end text:name="__DdeLink__74313_7355700"/></text:p>
      <text:p text:style-name="P70"><text:span text:style-name="T47"><text:tab/><text:tab/><text:tab/><text:tab/>字段名称_3:</text:span><text:bookmark-start text:name="__DdeLink__74315_7355700"/><text:span text:style-name="T56">每</text:span><text:span text:style-name="T55">月补助金</text:span><text:span text:style-name="T70">额（元</text:span><text:span text:style-name="T57">)</text:span><text:bookmark-end text:name="__DdeLink__74315_7355700"/></text:p>
      <text:p text:style-name="P32"><text:tab/><text:tab/><text:tab/></text:p>
      <text:p text:style-name="P32"><text:tab/><text:tab/><text:tab/><text:span text:style-name="T87">功能名字_</text:span><text:span text:style-name="T92">2</text:span><text:span text:style-name="T87">:添加 <text:s/>功能类型:添加 </text:span></text:p>
      <text:p text:style-name="P69"><text:span text:style-name="T75"><text:tab/><text:tab/><text:tab/><text:tab/></text:span><text:bookmark-start text:name="__DdeLink__19628_1441382339221"/><text:span text:style-name="T81">字段名称_1:</text:span><text:bookmark-end text:name="__DdeLink__19628_1441382339221"/><text:span text:style-name="T67">年</text:span><text:span text:style-name="T66">限 下拉框 必填</text:span></text:p>
      <text:p text:style-name="P72"><text:span text:style-name="T66"><text:tab/><text:tab/><text:tab/><text:tab/></text:span><text:span text:style-name="T65">(</text:span><text:span text:style-name="T73">1</text:span><text:span text:style-name="T62">年/</text:span><text:span text:style-name="T73">2</text:span><text:span text:style-name="T62">年/</text:span><text:span text:style-name="T73">3</text:span><text:span text:style-name="T62">年/</text:span><text:span text:style-name="T73">4</text:span><text:span text:style-name="T62">年/</text:span><text:span text:style-name="T73">5</text:span><text:span text:style-name="T62">年/</text:span><text:span text:style-name="T73">6</text:span><text:span text:style-name="T62">年/</text:span><text:span text:style-name="T73">7</text:span><text:span text:style-name="T62">年/</text:span><text:span text:style-name="T73">8</text:span><text:span text:style-name="T62">年/</text:span><text:span text:style-name="T73">9</text:span><text:span text:style-name="T62">年/</text:span><text:span text:style-name="T73">10</text:span><text:span text:style-name="T62">年</text:span><text:span text:style-name="T65">)</text:span></text:p>
      <text:p text:style-name="P70"><text:span text:style-name="T47"><text:tab/><text:tab/><text:tab/><text:tab/>字段名称_2:</text:span><text:span text:style-name="T56">月</text:span><text:span text:style-name="T55">份 <text:s/>下拉框 必填</text:span></text:p>
      <text:p text:style-name="P73"><text:span text:style-name="T66"><text:tab/><text:tab/><text:tab/><text:tab/></text:span><text:span text:style-name="T65">(</text:span><text:span text:style-name="T73">13-24</text:span><text:span text:style-name="T62">/</text:span><text:span text:style-name="T72">25-36</text:span><text:span text:style-name="T62">/</text:span><text:span text:style-name="T72">37-48</text:span><text:span text:style-name="T62">/</text:span><text:span text:style-name="T72">49-60</text:span><text:span text:style-name="T62">/</text:span><text:span text:style-name="T72">61-72</text:span><text:span text:style-name="T62">/</text:span><text:span text:style-name="T72">73-84</text:span><text:span text:style-name="T62">/</text:span><text:span text:style-name="T72">85-96</text:span><text:span text:style-name="T62">/</text:span><text:span text:style-name="T72">97-108</text:span><text:span text:style-name="T62">/</text:span><text:span text:style-name="T72">109-120</text:span><text:span text:style-name="T62">/</text:span><text:span text:style-name="T73">121-132</text:span><text:span text:style-name="T65">)</text:span></text:p>
      <text:p text:style-name="P46"><text:tab/><text:tab/><text:tab/><text:tab/>字段名称_3:<text:span text:style-name="T36">每月补助金</text:span><text:span text:style-name="T44">额（元</text:span><text:span text:style-name="T37">) <text:s/>数字框 必填</text:span></text:p>
      <text:p text:style-name="P32"/>
      <text:p text:style-name="P69"><text:span text:style-name="T46"><text:tab/><text:tab/><text:tab/></text:span><text:span text:style-name="T90">功能名字_</text:span><text:span text:style-name="T92">3</text:span><text:span text:style-name="T90">:编辑 <text:s/>功能类型:添加 </text:span></text:p>
      <text:p text:style-name="P46"><text:tab/><text:tab/><text:tab/><text:tab/>字段名称_<text:span text:style-name="T106">1</text:span>:<text:span text:style-name="T36">每月补助金</text:span><text:span text:style-name="T44">额（元</text:span><text:span text:style-name="T37">) <text:s/>数字框 必填</text:span></text:p>
      <text:p text:style-name="P45"/>
      <text:p text:style-name="P45"><text:span text:style-name="T1"><text:tab/><text:tab/><text:tab/></text:span><text:span text:style-name="T90">功能名称_</text:span><text:span text:style-name="T89">4</text:span><text:span text:style-name="T90">:删除 功能类型:</text:span><text:span text:style-name="T1"> 删除</text:span></text:p>
      <text:p text:style-name="P17"><text:tab/><text:tab/><text:tab/><text:tab/>温馨提示：确定删除这条数据么？</text:p>
      <text:p text:style-name="P26"><text:tab/><text:tab/><text:tab/></text:p>
      <text:p text:style-name="P18"/>
      <text:p text:style-name="P32"><text:tab/><text:tab/><text:span text:style-name="T21">导航名_</text:span><text:span text:style-name="T22">4</text:span><text:span text:style-name="T21">:高温补助 </text:span></text:p>
      <text:p text:style-name="P45"><text:span text:style-name="T1"><text:tab/><text:tab/><text:tab/></text:span><text:span text:style-name="T90">功能名字_1:列表 <text:s/>功能类型:网格 (有网格) <text:s text:c="2"/></text:span></text:p>
      <text:p text:style-name="P32"><text:span text:style-name="T87"><text:tab/><text:tab/><text:tab/><text:tab/></text:span>有一个隐藏id</text:p>
      <text:p text:style-name="P69"><text:span text:style-name="T75"><text:tab/><text:tab/><text:tab/><text:tab/></text:span><text:bookmark-start text:name="__DdeLink__19628_1441382339222"/><text:span text:style-name="T76">字段名称_1:</text:span><text:bookmark-end text:name="__DdeLink__19628_1441382339222"/><text:span text:style-name="T63">序</text:span><text:span text:style-name="T32">号</text:span></text:p>
      <text:p text:style-name="P57"><text:span text:style-name="T82"><text:tab/><text:tab/><text:tab/><text:tab/>字段名称_2:</text:span><text:span text:style-name="T50">地</text:span><text:span text:style-name="T38">区</text:span></text:p>
      <text:p text:style-name="P57"><text:span text:style-name="T82"><text:tab/><text:tab/><text:tab/><text:tab/>字段名称_3:</text:span><text:span text:style-name="T51">项</text:span><text:span text:style-name="T38">目组</text:span><text:span text:style-name="T45">/</text:span><text:span text:style-name="T38">部门</text:span></text:p>
      <text:p text:style-name="P57"><text:span text:style-name="T82"><text:tab/><text:tab/><text:tab/><text:tab/>字段名称_</text:span><text:span text:style-name="T83">4</text:span><text:span text:style-name="T82">:</text:span><text:span text:style-name="T50">姓</text:span><text:span text:style-name="T38">名</text:span></text:p>
      <text:p text:style-name="P57"><text:span text:style-name="T53"><text:tab/><text:tab/><text:tab/><text:tab/>字段名称_</text:span><text:span text:style-name="T52">5</text:span><text:span text:style-name="T53">:</text:span><text:span text:style-name="T51">入</text:span><text:span text:style-name="T38">职日期</text:span></text:p>
      <text:p text:style-name="P57"><text:span text:style-name="T82"><text:tab/><text:tab/><text:tab/><text:tab/>字段名称_</text:span><text:span text:style-name="T83">6</text:span><text:span text:style-name="T82">:</text:span><text:span text:style-name="T50">计</text:span><text:span text:style-name="T38">薪开始时间</text:span></text:p>
      <text:p text:style-name="P57"><text:span text:style-name="T53"><text:tab/><text:tab/><text:tab/><text:tab/>字段名称_</text:span><text:span text:style-name="T52">7</text:span><text:span text:style-name="T53">:</text:span><text:span text:style-name="T51">计</text:span><text:span text:style-name="T38">薪结束时</text:span><text:span text:style-name="T45">间</text:span></text:p>
      <text:p text:style-name="P57"><text:span text:style-name="T52"><text:tab/><text:tab/><text:tab/><text:tab/></text:span><text:bookmark-start text:name="__DdeLink__19628_144138233922211"/><text:span text:style-name="T53">字段名称_</text:span><text:span text:style-name="T52">8</text:span><text:span text:style-name="T53">:</text:span><text:bookmark-end text:name="__DdeLink__19628_144138233922211"/><text:span text:style-name="T51">室</text:span><text:span text:style-name="T38">外工作日期</text:span></text:p>
      <text:p text:style-name="P57"><text:span text:style-name="T82"><text:tab/><text:tab/><text:tab/><text:tab/>字段名称_</text:span><text:span text:style-name="T83">9</text:span><text:span text:style-name="T82">:</text:span><text:span text:style-name="T53">天</text:span><text:span text:style-name="T38">数</text:span></text:p>
      <text:p text:style-name="P57"><text:span text:style-name="T53"><text:tab/><text:tab/><text:tab/><text:tab/>字段名称_</text:span><text:span text:style-name="T52">10</text:span><text:span text:style-name="T53">:补</text:span><text:span text:style-name="T38">助单</text:span><text:span text:style-name="T45">价/</text:span><text:span text:style-name="T38">天</text:span></text:p>
      <text:p text:style-name="P69"><text:span text:style-name="T32"><text:tab/><text:tab/><text:tab/><text:tab/></text:span><text:span text:style-name="T63">字段名称_</text:span><text:span text:style-name="T64">11</text:span><text:span text:style-name="T63">:补</text:span><text:span text:style-name="T33">助总</text:span><text:span text:style-name="T40">额</text:span></text:p>
      <text:p text:style-name="P62"><text:span text:style-name="T57"><text:tab/><text:tab/><text:tab/><text:tab/></text:span><text:bookmark-start text:name="__DdeLink__19628_1441382339222111"/><text:span text:style-name="T56">字段名称_</text:span><text:span text:style-name="T57">12</text:span><text:span text:style-name="T56">:</text:span><text:bookmark-end text:name="__DdeLink__19628_1441382339222111"/><text:span text:style-name="T56">是</text:span><text:span text:style-name="T36">否确</text:span><text:span text:style-name="T44">认</text:span></text:p>
      <text:p text:style-name="P62"><text:span text:style-name="T47"><text:tab/><text:tab/><text:tab/><text:tab/>字段名称_</text:span><text:span text:style-name="T84">13</text:span><text:span text:style-name="T47">:</text:span><text:span text:style-name="T56">确</text:span><text:span text:style-name="T36">认时</text:span><text:span text:style-name="T44">间</text:span></text:p>
      <text:p text:style-name="P62"><text:span text:style-name="T56"><text:tab/><text:tab/><text:tab/><text:tab/>字段名称_</text:span><text:span text:style-name="T57">14</text:span><text:span text:style-name="T56">:补</text:span><text:span text:style-name="T36">助状</text:span><text:span text:style-name="T44">态</text:span></text:p>
      <text:p text:style-name="P62"><text:span text:style-name="T56"><text:tab/><text:tab/><text:tab/><text:tab/>字段名称_</text:span><text:span text:style-name="T57">15</text:span><text:span text:style-name="T56">:</text:span><text:span text:style-name="T57">状</text:span><text:span text:style-name="T55">态</text:span></text:p>
      <text:p text:style-name="P4"/>
      <text:p text:style-name="P38"/>
      <text:p text:style-name="P69"><text:span text:style-name="T47"><text:tab/><text:tab/><text:tab/></text:span><text:span text:style-name="T90">功能名字_</text:span><text:span text:style-name="T92">2</text:span><text:span text:style-name="T90">:添加 <text:s/>功能类型:添加 </text:span><text:bookmark text:name="__DdeLink__19628_14413823392223"/></text:p>
      <text:p text:style-name="P57"><text:span text:style-name="T82"><text:tab/><text:tab/><text:tab/><text:tab/>字段名称_</text:span><text:span text:style-name="T83">1</text:span><text:span text:style-name="T82">:</text:span><text:span text:style-name="T50">地</text:span><text:span text:style-name="T38">区 字段类型:下拉框 必填 可编辑</text:span></text:p>
      <text:p text:style-name="P57"><text:span text:style-name="T82"><text:tab/><text:tab/><text:tab/><text:tab/>字段名称_</text:span><text:span text:style-name="T83">2</text:span><text:span text:style-name="T82">:</text:span><text:span text:style-name="T51">项</text:span><text:span text:style-name="T38">目组</text:span><text:span text:style-name="T45">/</text:span><text:span text:style-name="T38">部门 字段类型:下拉框 必填 可编辑</text:span></text:p>
      <text:p text:style-name="P57"><text:span text:style-name="T82"><text:tab/><text:tab/><text:tab/><text:tab/>字段名称_</text:span><text:span text:style-name="T83">3</text:span><text:span text:style-name="T82">:</text:span><text:span text:style-name="T50">姓</text:span><text:span text:style-name="T38">名 <text:s/>字段类型:下拉框 必填 不可编辑</text:span></text:p>
      <text:p text:style-name="P57"><text:span text:style-name="T53"><text:tab/><text:tab/><text:tab/><text:tab/>字段名称_</text:span><text:span text:style-name="T52">4</text:span><text:span text:style-name="T53">:</text:span><text:span text:style-name="T51">入</text:span><text:span text:style-name="T38">职日期 字段类型: 时间下拉框 必填</text:span></text:p>
      <text:p text:style-name="P57"><text:span text:style-name="T82"><text:tab/><text:tab/><text:tab/><text:tab/>字段名称_</text:span><text:span text:style-name="T83">5</text:span><text:span text:style-name="T82">:</text:span><text:span text:style-name="T50">计</text:span><text:span text:style-name="T38">薪开始时间 <text:s/>字段类型: 时间下拉框 必填</text:span></text:p>
      <text:p text:style-name="P57"><text:span text:style-name="T53"><text:tab/><text:tab/><text:tab/><text:tab/>字段名称_</text:span><text:span text:style-name="T52">6</text:span><text:span text:style-name="T53">:</text:span><text:span text:style-name="T51">计</text:span><text:span text:style-name="T38">薪结束时</text:span><text:span text:style-name="T45">间 </text:span><text:span text:style-name="T38">字段类型: 时间下拉框 必填</text:span></text:p>
      <text:p text:style-name="P57"><text:span text:style-name="T52"><text:tab/><text:tab/><text:tab/><text:tab/></text:span><text:bookmark-start text:name="__DdeLink__19628_1441382339222112"/><text:span text:style-name="T53">字段名称_</text:span><text:span text:style-name="T52">7</text:span><text:span text:style-name="T53">:</text:span><text:bookmark-end text:name="__DdeLink__19628_1441382339222112"/><text:span text:style-name="T51">室</text:span><text:span text:style-name="T38">外工作日期 字段类型: 时间下拉框 必填</text:span></text:p>
      <text:p text:style-name="P57"><text:span text:style-name="T82"><text:tab/><text:tab/><text:tab/><text:tab/>字段名称_</text:span><text:span text:style-name="T83">8</text:span><text:span text:style-name="T82">:</text:span><text:span text:style-name="T53">天</text:span><text:span text:style-name="T38">数 字段类型: 时间下拉框 必填</text:span></text:p>
      <text:p text:style-name="P69"><text:span text:style-name="T63"><text:tab/><text:tab/><text:tab/><text:tab/>字段名称_</text:span><text:span text:style-name="T64">9</text:span><text:span text:style-name="T63">:补</text:span><text:span text:style-name="T32">助单</text:span><text:span text:style-name="T39">价/</text:span><text:span text:style-name="T32">天 字段类型: 时间下拉框 必填</text:span></text:p>
      <text:p text:style-name="P32"/>
      <text:p text:style-name="P45"><text:tab/><text:tab/><text:tab/><text:span text:style-name="T90">功能名字_</text:span><text:span text:style-name="T92">3</text:span><text:span text:style-name="T90">:编辑 <text:s/>功能类型:添加 </text:span></text:p>
      <text:p text:style-name="P69"><text:soft-page-break/><text:span text:style-name="T75"><text:tab/><text:tab/><text:tab/><text:tab/></text:span><text:span text:style-name="T76">字段名称_</text:span><text:span text:style-name="T77">1</text:span><text:span text:style-name="T76">:</text:span><text:span text:style-name="T60">地区 字段类型:下拉框 必填 可编辑</text:span></text:p>
      <text:p text:style-name="P57"><text:span text:style-name="T82"><text:tab/><text:tab/><text:tab/><text:tab/>字段名称_</text:span><text:span text:style-name="T83">2</text:span><text:span text:style-name="T82">:</text:span><text:span text:style-name="T51">项</text:span><text:span text:style-name="T38">目组</text:span><text:span text:style-name="T45">/</text:span><text:span text:style-name="T38">部门 字段类型:下拉框 必填 可编辑</text:span></text:p>
      <text:p text:style-name="P57"><text:span text:style-name="T82"><text:tab/><text:tab/><text:tab/><text:tab/>字段名称_</text:span><text:span text:style-name="T83">3</text:span><text:span text:style-name="T82">:</text:span><text:span text:style-name="T50">姓</text:span><text:span text:style-name="T38">名 <text:s/>字段类型:下拉框 必填 不可编辑</text:span></text:p>
      <text:p text:style-name="P57"><text:span text:style-name="T53"><text:tab/><text:tab/><text:tab/><text:tab/>字段名称_</text:span><text:span text:style-name="T52">4</text:span><text:span text:style-name="T53">:</text:span><text:span text:style-name="T51">入</text:span><text:span text:style-name="T38">职日期 字段类型: 时间下拉框 必填</text:span></text:p>
      <text:p text:style-name="P57"><text:span text:style-name="T82"><text:tab/><text:tab/><text:tab/><text:tab/>字段名称_</text:span><text:span text:style-name="T83">5</text:span><text:span text:style-name="T82">:</text:span><text:span text:style-name="T50">计</text:span><text:span text:style-name="T38">薪开始时间 <text:s/>字段类型: 时间下拉框 必填</text:span></text:p>
      <text:p text:style-name="P57"><text:span text:style-name="T53"><text:tab/><text:tab/><text:tab/><text:tab/>字段名称_</text:span><text:span text:style-name="T52">6</text:span><text:span text:style-name="T53">:</text:span><text:span text:style-name="T51">计</text:span><text:span text:style-name="T38">薪结束时</text:span><text:span text:style-name="T45">间 </text:span><text:span text:style-name="T38">字段类型: 时间下拉框 必填</text:span></text:p>
      <text:p text:style-name="P57"><text:span text:style-name="T52"><text:tab/><text:tab/><text:tab/><text:tab/></text:span><text:bookmark-start text:name="__DdeLink__19628_14413823392221122"/><text:span text:style-name="T53">字段名称_</text:span><text:span text:style-name="T52">7</text:span><text:span text:style-name="T53">:</text:span><text:bookmark-end text:name="__DdeLink__19628_14413823392221122"/><text:span text:style-name="T51">室</text:span><text:span text:style-name="T38">外工作日期 字段类型: 时间下拉框 必填</text:span></text:p>
      <text:p text:style-name="P57"><text:span text:style-name="T82"><text:tab/><text:tab/><text:tab/><text:tab/>字段名称_</text:span><text:span text:style-name="T83">8</text:span><text:span text:style-name="T82">:</text:span><text:span text:style-name="T53">天</text:span><text:span text:style-name="T38">数 字段类型: 时间下拉框 必填</text:span></text:p>
      <text:p text:style-name="P69"><text:span text:style-name="T63"><text:tab/><text:tab/><text:tab/><text:tab/>字段名称_</text:span><text:span text:style-name="T64">9</text:span><text:span text:style-name="T63">:补</text:span><text:span text:style-name="T64">助单</text:span><text:span text:style-name="T71">价/</text:span><text:span text:style-name="T64">天 字段类型: 时间下拉框 必填</text:span></text:p>
      <text:p text:style-name="P45"/>
      <text:p text:style-name="P45"><text:span text:style-name="T1"><text:tab/><text:tab/><text:tab/></text:span><text:span text:style-name="T90">功能名称_</text:span><text:span text:style-name="T89">4</text:span><text:span text:style-name="T90">:删除 功能类型:</text:span><text:span text:style-name="T1"> 删除</text:span></text:p>
      <text:p text:style-name="P17"><text:tab/><text:tab/><text:tab/><text:tab/>温馨提示：确定删除这条数据么？</text:p>
      <text:p text:style-name="P2"><text:tab/><text:tab/></text:p>
      <text:p text:style-name="P37"/>
      <text:p text:style-name="P5"><text:tab/><text:tab/><text:tab/><text:span text:style-name="T1">功能名称_5:导入 功能类型:导入</text:span></text:p>
      <text:p text:style-name="P66"/>
      <text:p text:style-name="P66"><text:tab/><text:tab/><text:tab/>功能名称_<text:span text:style-name="T104">6</text:span>:导出 功能类型:导出</text:p>
      <text:p text:style-name="P32"><text:tab/><text:tab/><text:tab/></text:p>
      <text:p text:style-name="P32"><text:tab/><text:tab/><text:tab/><text:span text:style-name="T87">功能名称_</text:span><text:span text:style-name="T92">7</text:span><text:span text:style-name="T87">:搜索 功能类型:搜索</text:span></text:p>
      <text:p text:style-name="P7"><text:span text:style-name="T87"><text:tab/><text:tab/><text:tab/><text:tab/></text:span><text:span text:style-name="T100">字段名称_</text:span><text:span text:style-name="T101">1</text:span><text:span text:style-name="T100">:</text:span><text:span text:style-name="T35">姓名</text:span><text:span text:style-name="T100"> <text:s/></text:span><text:span text:style-name="T41">标签类型:文本框 </text:span></text:p>
      <text:p text:style-name="P9"><text:span text:style-name="T41"><text:tab/><text:tab/><text:tab/></text:span><text:span text:style-name="T93">功能名称_</text:span><text:span text:style-name="T94">8</text:span><text:span text:style-name="T93">:提醒确认功能 功能类型: 提醒确认功能</text:span></text:p>
      <text:p text:style-name="P7"><text:span text:style-name="T93"><text:tab/><text:tab/><text:tab/><text:tab/></text:span><text:span text:style-name="T43">传这条信息的id给后台</text:span><text:span text:style-name="T41"> </text:span></text:p>
      <text:p text:style-name="P9"><text:span text:style-name="T41"><text:tab/><text:tab/><text:tab/></text:span><text:span text:style-name="T93">功能名称_</text:span><text:span text:style-name="T95">9</text:span><text:span text:style-name="T93">:确认功能 功能类型: 确认功能</text:span></text:p>
      <text:p text:style-name="P12"><text:span text:style-name="T3"><text:tab/><text:tab/><text:tab/><text:tab/></text:span><text:span text:style-name="T11">字段名称_</text:span><text:span text:style-name="T12">1</text:span><text:span text:style-name="T11">:</text:span><text:span text:style-name="T33">是</text:span><text:span text:style-name="T32">否确</text:span><text:span text:style-name="T39">认</text:span><text:span text:style-name="T5"> 字段类型:下拉框</text:span><text:span text:style-name="T6">(是/否)</text:span><text:span text:style-name="T5"> 必填 可编辑</text:span></text:p>
      <text:p text:style-name="P10"/>
      <text:p text:style-name="P12"><text:span text:style-name="T5"><text:tab/><text:tab/></text:span><text:span text:style-name="T13">导航名_</text:span><text:span text:style-name="T14">5</text:span><text:span text:style-name="T13">:<text:tab/></text:span><text:span text:style-name="T14">电脑</text:span><text:span text:style-name="T13">补助 </text:span></text:p>
      <text:p text:style-name="P47"><text:span text:style-name="T1"><text:tab/><text:tab/><text:tab/></text:span><text:span text:style-name="T90">功能名字_1:列表 <text:s/>功能类型:网格 (有网格) <text:s text:c="2"/></text:span></text:p>
      <text:p text:style-name="P33"><text:span text:style-name="T87"><text:tab/><text:tab/><text:tab/><text:tab/></text:span>有一个隐藏id</text:p>
      <text:p text:style-name="P71"><text:span text:style-name="T75"><text:tab/><text:tab/><text:tab/><text:tab/></text:span><text:bookmark-start text:name="__DdeLink__19628_14413823392224"/><text:span text:style-name="T76">字段名称_1:</text:span><text:bookmark-end text:name="__DdeLink__19628_14413823392224"/><text:span text:style-name="T63">序</text:span><text:span text:style-name="T32">号</text:span></text:p>
      <text:p text:style-name="P58"><text:span text:style-name="T82"><text:tab/><text:tab/><text:tab/><text:tab/>字段名称_2:</text:span><text:span text:style-name="T50">地</text:span><text:span text:style-name="T38">区</text:span></text:p>
      <text:p text:style-name="P58"><text:span text:style-name="T82"><text:tab/><text:tab/><text:tab/><text:tab/>字段名称_3:</text:span><text:span text:style-name="T51">项</text:span><text:span text:style-name="T38">目组</text:span><text:span text:style-name="T45">/</text:span><text:span text:style-name="T38">部门</text:span></text:p>
      <text:p text:style-name="P58"><text:span text:style-name="T82"><text:tab/><text:tab/><text:tab/><text:tab/>字段名称_</text:span><text:span text:style-name="T83">4</text:span><text:span text:style-name="T82">:</text:span><text:span text:style-name="T50">姓</text:span><text:span text:style-name="T38">名</text:span></text:p>
      <text:p text:style-name="P58"><text:span text:style-name="T53"><text:tab/><text:tab/><text:tab/><text:tab/>字段名称_</text:span><text:span text:style-name="T52">5</text:span><text:span text:style-name="T53">:</text:span><text:span text:style-name="T51">入</text:span><text:span text:style-name="T38">职日期</text:span></text:p>
      <text:p text:style-name="P71"><text:span text:style-name="T76"><text:tab/><text:tab/><text:tab/><text:tab/>字段名称_</text:span><text:span text:style-name="T77">6</text:span><text:span text:style-name="T76">:</text:span><text:span text:style-name="T63">是</text:span><text:span text:style-name="T59">否领用电脑</text:span></text:p>
      <text:p text:style-name="P58"><text:span text:style-name="T53"><text:tab/><text:tab/><text:tab/><text:tab/>字段名称_</text:span><text:span text:style-name="T52">7</text:span><text:span text:style-name="T53">:使</text:span><text:span text:style-name="T49">用情况</text:span></text:p>
      <text:p text:style-name="P58"><text:span text:style-name="T52"><text:tab/><text:tab/><text:tab/><text:tab/></text:span><text:bookmark-start text:name="__DdeLink__19628_1441382339222113"/><text:span text:style-name="T53">字段名称_</text:span><text:span text:style-name="T52">8</text:span><text:span text:style-name="T53">:</text:span><text:bookmark-end text:name="__DdeLink__19628_1441382339222113"/><text:span text:style-name="T53">电</text:span><text:span text:style-name="T49">脑补助额</text:span></text:p>
      <text:p text:style-name="P58"><text:span text:style-name="T82"><text:tab/><text:tab/><text:tab/><text:tab/>字段名称_</text:span><text:span text:style-name="T83">9</text:span><text:span text:style-name="T82">:</text:span><text:span text:style-name="T53">是</text:span><text:span text:style-name="T49">否确认</text:span></text:p>
      <text:p text:style-name="P58"><text:span text:style-name="T53"><text:tab/><text:tab/><text:tab/><text:tab/>字段名称_</text:span><text:span text:style-name="T52">10</text:span><text:span text:style-name="T53">:确</text:span><text:span text:style-name="T49">认时间</text:span></text:p>
      <text:p text:style-name="P58"><text:span text:style-name="T38"><text:tab/><text:tab/><text:tab/><text:tab/></text:span><text:span text:style-name="T53">字段名称_</text:span><text:span text:style-name="T52">11</text:span><text:span text:style-name="T53">:补</text:span><text:span text:style-name="T49">助状态</text:span></text:p>
      <text:p text:style-name="P63"><text:span text:style-name="T56"><text:tab/><text:tab/><text:tab/><text:tab/>字段名称_</text:span><text:span text:style-name="T57">1</text:span><text:span text:style-name="T58">2</text:span><text:span text:style-name="T56">:</text:span><text:span text:style-name="T57">状</text:span><text:span text:style-name="T55">态</text:span></text:p>
      <text:p text:style-name="P3"/>
      <text:p text:style-name="P47"><text:tab/><text:tab/><text:tab/><text:span text:style-name="T90">功能名字_</text:span><text:span text:style-name="T96">2</text:span><text:span text:style-name="T90">:编辑 <text:s/>功能类型: 编辑 </text:span></text:p>
      <text:p text:style-name="P71"><text:span text:style-name="T75"><text:tab/><text:tab/><text:tab/><text:tab/></text:span><text:span text:style-name="T76">字段名称_</text:span><text:span text:style-name="T78">1</text:span><text:span text:style-name="T76">:</text:span><text:span text:style-name="T63">是</text:span><text:span text:style-name="T60">否领用电脑 字段类型:下拉框</text:span><text:span text:style-name="T61">(是/否) 必填</text:span></text:p>
      <text:p text:style-name="P58"><text:span text:style-name="T53"><text:tab/><text:tab/><text:tab/><text:tab/>字段名称_</text:span><text:span text:style-name="T54">2</text:span><text:span text:style-name="T53">:使</text:span><text:span text:style-name="T52">用情况 </text:span><text:span text:style-name="T53">字段类型:下拉框</text:span><text:span text:style-name="T54">(用</text:span><text:span text:style-name="T52">自己电脑/</text:span><text:span text:style-name="T54">用</text:span><text:span text:style-name="T52">公司电脑</text:span><text:span text:style-name="T54">) 必填</text:span></text:p>
      <text:p text:style-name="P47"/>
      <text:p text:style-name="P6"><text:tab/><text:tab/><text:tab/><text:span text:style-name="T1">功能名称_3:导入 功能类型:导入</text:span></text:p>
      <text:p text:style-name="P67"/>
      <text:p text:style-name="P67"><text:tab/><text:tab/><text:tab/>功能名称_<text:span text:style-name="T105">4</text:span>:导出 功能类型:导出</text:p>
      <text:p text:style-name="P33"><text:tab/><text:tab/><text:tab/></text:p>
      <text:p text:style-name="P33"><text:tab/><text:tab/><text:tab/><text:span text:style-name="T87">功能名称_</text:span><text:span text:style-name="T96">5</text:span><text:span text:style-name="T87">:搜索 功能类型:搜索</text:span></text:p>
      <text:p text:style-name="P8"><text:soft-page-break/><text:span text:style-name="T87"><text:tab/><text:tab/><text:tab/><text:tab/></text:span><text:span text:style-name="T100">字段名称_</text:span><text:span text:style-name="T101">1</text:span><text:span text:style-name="T100">:</text:span><text:span text:style-name="T35">姓名</text:span><text:span text:style-name="T100"> <text:s/></text:span><text:span text:style-name="T41">标签类型:文本框 </text:span></text:p>
      <text:p text:style-name="P11"/>
      <text:p text:style-name="P9"><text:span text:style-name="T41"><text:tab/><text:tab/><text:tab/></text:span><text:span text:style-name="T93">功能名称_</text:span><text:span text:style-name="T94">8</text:span><text:span text:style-name="T93">:提醒确认功能 功能类型: 提醒确认功能</text:span></text:p>
      <text:p text:style-name="P8"><text:span text:style-name="T93"><text:tab/><text:tab/><text:tab/><text:tab/></text:span><text:span text:style-name="T43">传这条信息的id给后台</text:span><text:span text:style-name="T41"> </text:span></text:p>
      <text:p text:style-name="P9"><text:span text:style-name="T41"><text:tab/><text:tab/><text:tab/></text:span><text:span text:style-name="T93">功能名称_</text:span><text:span text:style-name="T95">9</text:span><text:span text:style-name="T93">:确认功能 功能类型:确认功能 </text:span></text:p>
      <text:p text:style-name="P12"><text:span text:style-name="T3"><text:tab/><text:tab/><text:tab/><text:tab/></text:span><text:span text:style-name="T11">字段名称_</text:span><text:span text:style-name="T12">1</text:span><text:span text:style-name="T11">:</text:span><text:span text:style-name="T7">是</text:span><text:span text:style-name="T5">否确</text:span><text:span text:style-name="T10">认</text:span><text:span text:style-name="T5"> 字段类型:下拉框</text:span><text:span text:style-name="T6">(是/否)</text:span><text:span text:style-name="T5"> 必填 可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1-17T16:53:23.237278985</dc:date>
    <meta:editing-duration>P16DT8H41M12S</meta:editing-duration>
    <meta:editing-cycles>980</meta:editing-cycles>
    <meta:generator>LibreOffice/5.1.3.2$Linux_X86_64 LibreOffice_project/10$Build-2</meta:generator>
    <meta:document-statistic meta:table-count="0" meta:image-count="0" meta:object-count="0" meta:page-count="5" meta:paragraph-count="195" meta:word-count="2666" meta:character-count="4234" meta:non-whitespace-character-count="3131"/>
  </office:meta>
</office:document-meta>
</file>